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42/content.xml" manifest:media-type="text/xml"/>
  <manifest:file-entry manifest:full-path="Formula-42/settings.xml" manifest:media-type="text/xml"/>
  <manifest:file-entry manifest:full-path="Formula-42/" manifest:version="1.3" manifest:media-type="application/vnd.oasis.opendocument.formula"/>
  <manifest:file-entry manifest:full-path="ObjectReplacements/Formula-44"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54"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34" manifest:media-type="application/x-openoffice-gdimetafile;windows_formatname=&quot;GDIMetaFile&quot;"/>
  <manifest:file-entry manifest:full-path="Formula-40/content.xml" manifest:media-type="text/xml"/>
  <manifest:file-entry manifest:full-path="Formula-40/settings.xml" manifest:media-type="text/xml"/>
  <manifest:file-entry manifest:full-path="Formula-40/" manifest:version="1.3" manifest:media-type="application/vnd.oasis.opendocument.formula"/>
  <manifest:file-entry manifest:full-path="styles.xml" manifest:media-type="text/xml"/>
  <manifest:file-entry manifest:full-path="Formula-38/content.xml" manifest:media-type="text/xml"/>
  <manifest:file-entry manifest:full-path="Formula-38/settings.xml" manifest:media-type="text/xml"/>
  <manifest:file-entry manifest:full-path="Formula-38/" manifest:version="1.3" manifest:media-type="application/vnd.oasis.opendocument.formula"/>
  <manifest:file-entry manifest:full-path="Formula-6/content.xml" manifest:media-type="application/xml"/>
  <manifest:file-entry manifest:full-path="Formula-6/settings.xml" manifest:media-type="application/xml"/>
  <manifest:file-entry manifest:full-path="Formula-6/" manifest:media-type="application/vnd.oasis.opendocument.formula"/>
  <manifest:file-entry manifest:full-path="Formula-36/content.xml" manifest:media-type="text/xml"/>
  <manifest:file-entry manifest:full-path="Formula-36/settings.xml" manifest:media-type="text/xml"/>
  <manifest:file-entry manifest:full-path="Formula-36/" manifest:version="1.3" manifest:media-type="application/vnd.oasis.opendocument.formula"/>
  <manifest:file-entry manifest:full-path="Formula-4/content.xml" manifest:media-type="application/xml"/>
  <manifest:file-entry manifest:full-path="Formula-4/settings.xml" manifest:media-type="application/xml"/>
  <manifest:file-entry manifest:full-path="Formula-4/" manifest:media-type="application/vnd.oasis.opendocument.formula"/>
  <manifest:file-entry manifest:full-path="Formula-34/content.xml" manifest:media-type="text/xml"/>
  <manifest:file-entry manifest:full-path="Formula-34/settings.xml" manifest:media-type="text/xml"/>
  <manifest:file-entry manifest:full-path="Formula-34/" manifest:version="1.3" manifest:media-type="application/vnd.oasis.opendocument.formula"/>
  <manifest:file-entry manifest:full-path="Formula-2/content.xml" manifest:media-type="application/xml"/>
  <manifest:file-entry manifest:full-path="Formula-2/settings.xml" manifest:media-type="application/xml"/>
  <manifest:file-entry manifest:full-path="Formula-2/" manifest:media-type="application/vnd.oasis.opendocument.formula"/>
  <manifest:file-entry manifest:full-path="Formula-32/content.xml" manifest:media-type="text/xml"/>
  <manifest:file-entry manifest:full-path="Formula-32/settings.xml" manifest:media-type="text/xml"/>
  <manifest:file-entry manifest:full-path="Formula-32/" manifest:version="1.3" manifest:media-type="application/vnd.oasis.opendocument.formula"/>
  <manifest:file-entry manifest:full-path="Formula-0/content.xml" manifest:media-type="application/xml"/>
  <manifest:file-entry manifest:full-path="Formula-0/settings.xml" manifest:media-type="application/xml"/>
  <manifest:file-entry manifest:full-path="Formula-0/" manifest:media-type="application/vnd.oasis.opendocument.formula"/>
  <manifest:file-entry manifest:full-path="Formula-30/content.xml" manifest:media-type="text/xml"/>
  <manifest:file-entry manifest:full-path="Formula-30/settings.xml" manifest:media-type="text/xml"/>
  <manifest:file-entry manifest:full-path="Formula-30/" manifest:version="1.3" manifest:media-type="application/vnd.oasis.opendocument.formula"/>
  <manifest:file-entry manifest:full-path="Thumbnails/thumbnail.png" manifest:media-type="image/png"/>
  <manifest:file-entry manifest:full-path="Formula-8/settings.xml" manifest:media-type="application/xml"/>
  <manifest:file-entry manifest:full-path="Formula-8/content.xml" manifest:media-type="application/xml"/>
  <manifest:file-entry manifest:full-path="Formula-8/" manifest:media-type="application/vnd.oasis.opendocument.formula"/>
  <manifest:file-entry manifest:full-path="Formula-14/Configurations2/" manifest:media-type="application/vnd.sun.xml.ui.configuration"/>
  <manifest:file-entry manifest:full-path="Formula-14/content.xml" manifest:media-type="text/xml"/>
  <manifest:file-entry manifest:full-path="Formula-14/settings.xml" manifest:media-type="text/xml"/>
  <manifest:file-entry manifest:full-path="Formula-14/" manifest:version="1.3" manifest:media-type="application/vnd.oasis.opendocument.formula"/>
  <manifest:file-entry manifest:full-path="content.xml" manifest:media-type="text/xml"/>
  <manifest:file-entry manifest:full-path="Formula-46/content.xml" manifest:media-type="text/xml"/>
  <manifest:file-entry manifest:full-path="Formula-46/settings.xml" manifest:media-type="text/xml"/>
  <manifest:file-entry manifest:full-path="Formula-46/" manifest:version="1.3" manifest:media-type="application/vnd.oasis.opendocument.formula"/>
  <manifest:file-entry manifest:full-path="Formula-50/content.xml" manifest:media-type="text/xml"/>
  <manifest:file-entry manifest:full-path="Formula-50/settings.xml" manifest:media-type="text/xml"/>
  <manifest:file-entry manifest:full-path="Formula-50/" manifest:version="1.3" manifest:media-type="application/vnd.oasis.opendocument.formula"/>
  <manifest:file-entry manifest:full-path="Formula-48/content.xml" manifest:media-type="text/xml"/>
  <manifest:file-entry manifest:full-path="Formula-48/settings.xml" manifest:media-type="text/xml"/>
  <manifest:file-entry manifest:full-path="Formula-48/" manifest:version="1.3" manifest:media-type="application/vnd.oasis.opendocument.formula"/>
  <manifest:file-entry manifest:full-path="Formula-52/content.xml" manifest:media-type="text/xml"/>
  <manifest:file-entry manifest:full-path="Formula-52/settings.xml" manifest:media-type="text/xml"/>
  <manifest:file-entry manifest:full-path="Formula-52/" manifest:version="1.3" manifest:media-type="application/vnd.oasis.opendocument.formula"/>
  <manifest:file-entry manifest:full-path="Formula-54/content.xml" manifest:media-type="text/xml"/>
  <manifest:file-entry manifest:full-path="Formula-54/settings.xml" manifest:media-type="text/xml"/>
  <manifest:file-entry manifest:full-path="Formula-54/" manifest:version="1.3" manifest:media-type="application/vnd.oasis.opendocument.formula"/>
  <manifest:file-entry manifest:full-path="Configurations2/" manifest:media-type="application/vnd.sun.xml.ui.configuration"/>
  <manifest:file-entry manifest:full-path="Formula-20/content.xml" manifest:media-type="application/xml"/>
  <manifest:file-entry manifest:full-path="Formula-20/settings.xml" manifest:media-type="application/xml"/>
  <manifest:file-entry manifest:full-path="Formula-20/" manifest:media-type="application/vnd.oasis.opendocument.formula"/>
  <manifest:file-entry manifest:full-path="settings.xml" manifest:media-type="text/xml"/>
  <manifest:file-entry manifest:full-path="Formula-44/content.xml" manifest:media-type="text/xml"/>
  <manifest:file-entry manifest:full-path="Formula-44/settings.xml" manifest:media-type="text/xml"/>
  <manifest:file-entry manifest:full-path="Formula-44/" manifest:version="1.3" manifest:media-type="application/vnd.oasis.opendocument.formula"/>
  <manifest:file-entry manifest:full-path="Formula-56/content.xml" manifest:media-type="text/xml"/>
  <manifest:file-entry manifest:full-path="Formula-56/settings.xml" manifest:media-type="text/xml"/>
  <manifest:file-entry manifest:full-path="Formula-56/" manifest:version="1.3" manifest:media-type="application/vnd.oasis.opendocument.formula"/>
  <manifest:file-entry manifest:full-path="Formula-18/settings.xml" manifest:media-type="application/xml"/>
  <manifest:file-entry manifest:full-path="Formula-18/content.xml" manifest:media-type="application/xml"/>
  <manifest:file-entry manifest:full-path="Formula-18/" manifest:media-type="application/vnd.oasis.opendocument.formula"/>
  <manifest:file-entry manifest:full-path="Formula-60/content.xml" manifest:media-type="text/xml"/>
  <manifest:file-entry manifest:full-path="Formula-60/settings.xml" manifest:media-type="text/xml"/>
  <manifest:file-entry manifest:full-path="Formula-60/" manifest:version="1.3" manifest:media-type="application/vnd.oasis.opendocument.formula"/>
  <manifest:file-entry manifest:full-path="Formula-58/content.xml" manifest:media-type="text/xml"/>
  <manifest:file-entry manifest:full-path="Formula-58/settings.xml" manifest:media-type="text/xml"/>
  <manifest:file-entry manifest:full-path="Formula-58/" manifest:version="1.3" manifest:media-type="application/vnd.oasis.opendocument.formula"/>
  <manifest:file-entry manifest:full-path="Formula-10/content.xml" manifest:media-type="application/xml"/>
  <manifest:file-entry manifest:full-path="Formula-10/settings.xml" manifest:media-type="application/xml"/>
  <manifest:file-entry manifest:full-path="Formula-10/" manifest:media-type="application/vnd.oasis.opendocument.formula"/>
  <manifest:file-entry manifest:full-path="Formula-22/settings.xml" manifest:media-type="application/xml"/>
  <manifest:file-entry manifest:full-path="Formula-22/content.xml" manifest:media-type="application/xml"/>
  <manifest:file-entry manifest:full-path="Formula-22/"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Formula-62/content.xml" manifest:media-type="text/xml"/>
  <manifest:file-entry manifest:full-path="Formula-62/settings.xml" manifest:media-type="text/xml"/>
  <manifest:file-entry manifest:full-path="Formula-62/" manifest:version="1.3" manifest:media-type="application/vnd.oasis.opendocument.formula"/>
  <manifest:file-entry manifest:full-path="Formula-64/content.xml" manifest:media-type="text/xml"/>
  <manifest:file-entry manifest:full-path="Formula-64/settings.xml" manifest:media-type="text/xml"/>
  <manifest:file-entry manifest:full-path="Formula-64/" manifest:version="1.3" manifest:media-type="application/vnd.oasis.opendocument.formula"/>
  <manifest:file-entry manifest:full-path="Formula-66/content.xml" manifest:media-type="text/xml"/>
  <manifest:file-entry manifest:full-path="Formula-66/settings.xml" manifest:media-type="text/xml"/>
  <manifest:file-entry manifest:full-path="Formula-66/" manifest:version="1.3" manifest:media-type="application/vnd.oasis.opendocument.formula"/>
  <manifest:file-entry manifest:full-path="meta.xml" manifest:media-type="text/xml"/>
  <manifest:file-entry manifest:full-path="Formula-12/settings.xml" manifest:media-type="application/xml"/>
  <manifest:file-entry manifest:full-path="Formula-12/content.xml" manifest:media-type="application/xml"/>
  <manifest:file-entry manifest:full-path="Formula-12/" manifest:media-type="application/vnd.oasis.opendocument.formula"/>
  <manifest:file-entry manifest:full-path="Formula-16/content.xml" manifest:media-type="application/xml"/>
  <manifest:file-entry manifest:full-path="Formula-16/settings.xml" manifest:media-type="application/xml"/>
  <manifest:file-entry manifest:full-path="Formula-16/"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media-type="application/vnd.oasis.opendocument.formula"/>
  <manifest:file-entry manifest:full-path="Formula-26/content.xml" manifest:media-type="application/xml"/>
  <manifest:file-entry manifest:full-path="Formula-26/settings.xml" manifest:media-type="application/xml"/>
  <manifest:file-entry manifest:full-path="Formula-26/" manifest:media-type="application/vnd.oasis.opendocument.formula"/>
  <manifest:file-entry manifest:full-path="Formula-28/content.xml" manifest:media-type="text/xml"/>
  <manifest:file-entry manifest:full-path="Formula-28/settings.xml" manifest:media-type="text/xml"/>
  <manifest:file-entry manifest:full-path="Formula-2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Author">
      <style:text-properties officeooo:rsid="0008ce39" officeooo:paragraph-rsid="0008ce39"/>
    </style:style>
    <style:style style:name="P4" style:family="paragraph" style:parent-style-name="First_20_paragraph">
      <style:text-properties officeooo:paragraph-rsid="000830d6"/>
    </style:style>
    <style:style style:name="P5" style:family="paragraph" style:parent-style-name="First_20_paragraph">
      <style:text-properties fo:language="es" fo:country="MX" officeooo:rsid="0008ce39" officeooo:paragraph-rsid="0008ce39"/>
    </style:style>
    <style:style style:name="P6" style:family="paragraph" style:parent-style-name="Footnote">
      <style:text-properties officeooo:paragraph-rsid="000711a0"/>
    </style:style>
    <style:style style:name="P7" style:family="paragraph" style:parent-style-name="Standard">
      <style:paragraph-properties fo:margin-left="0cm" fo:margin-right="0cm" fo:text-indent="0cm" style:auto-text-indent="false"/>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text-properties officeooo:paragraph-rsid="00042acd"/>
    </style:style>
    <style:style style:name="P11" style:family="paragraph" style:parent-style-name="Text_20_body">
      <style:text-properties officeooo:paragraph-rsid="0007fede"/>
    </style:style>
    <style:style style:name="P12" style:family="paragraph" style:parent-style-name="Text_20_body">
      <style:text-properties fo:language="es" fo:country="MX" officeooo:rsid="000aac7e" officeooo:paragraph-rsid="000c11b4"/>
    </style:style>
    <style:style style:name="T1" style:family="text">
      <style:text-properties fo:font-style="italic" style:font-style-asian="italic" style:font-style-complex="italic"/>
    </style:style>
    <style:style style:name="T2" style:family="text">
      <style:text-properties fo:font-style="italic" officeooo:rsid="0008ce39"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0aac7e" style:font-weight-asian="normal" style:font-weight-complex="normal"/>
    </style:style>
    <style:style style:name="T9" style:family="text">
      <style:text-properties fo:font-weight="normal" officeooo:rsid="000c11b4" style:font-weight-asian="normal" style:font-weight-complex="normal"/>
    </style:style>
    <style:style style:name="T10" style:family="text">
      <style:text-properties officeooo:rsid="00042acd"/>
    </style:style>
    <style:style style:name="T11" style:family="text">
      <style:text-properties fo:language="zxx" fo:country="none"/>
    </style:style>
    <style:style style:name="T12" style:family="text">
      <style:text-properties fo:language="zxx" fo:country="none" fo:font-weight="normal" style:font-weight-asian="normal" style:font-weight-complex="normal"/>
    </style:style>
    <style:style style:name="T13" style:family="text">
      <style:text-properties fo:language="zxx" fo:country="none" fo:font-weight="normal" officeooo:rsid="00042acd" style:font-weight-asian="normal" style:font-weight-complex="normal"/>
    </style:style>
    <style:style style:name="T14" style:family="text">
      <style:text-properties fo:language="zxx" fo:country="none" officeooo:rsid="000711a0"/>
    </style:style>
    <style:style style:name="T15" style:family="text">
      <style:text-properties fo:language="zxx" fo:country="none" officeooo:rsid="000830d6"/>
    </style:style>
    <style:style style:name="T16" style:family="text">
      <style:text-properties officeooo:rsid="0005422f"/>
    </style:style>
    <style:style style:name="T17" style:family="text">
      <style:text-properties officeooo:rsid="000711a0"/>
    </style:style>
    <style:style style:name="T18" style:family="text">
      <style:text-properties officeooo:rsid="0007fede"/>
    </style:style>
    <style:style style:name="T19" style:family="text">
      <style:text-properties officeooo:rsid="000830d6"/>
    </style:style>
    <style:style style:name="T20" style:family="text">
      <style:text-properties officeooo:rsid="0008ce39"/>
    </style:style>
    <style:style style:name="T21" style:family="text">
      <style:text-properties officeooo:rsid="000c11b4"/>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usalidad</text:p>
      <text:p text:style-name="Subtitle">¿Qué causa qué y qué evidencia tenemos?</text:p>
      <text:p text:style-name="P3">Oscar Abraham Olivetti Alvarez</text:p>
      <text:p text:style-name="P3">Universidad Nacional Autónoma de México</text:p>
      <text:h text:style-name="Heading_20_1" text:outline-level="1"><text:bookmark-start text:name="introducción"/>Introducción<text:bookmark-end text:name="introducción"/></text:h>
      <text:p text:style-name="First_20_paragraph">Los seres humanos utilizamos lenguaje causal todo el tiempo. Decimos que fumar causa cáncer, que la causa de muerte del paciente fue un paro cardiaco, que el fuego causó el incendio del inmueble, etc. En medicina, por ejemplo, queremos saber cuál es la causa de una cierta enfermedad para buscar un remedio.</text:p>
      <text:p text:style-name="Text_20_body">Pero no todo el tiempo es tan sencillo saber qué causa qué. Supongamos, por ejemplo, que un integrante de nuestra familia está terriblemente enfermo. El primer día, los síntomas son fiebre, tos seca y dolor corporal. Para aliviar el malestar, le damos a nuestro familiar un antipirético, lo cual hace que se sienta mejor. Durante el segundo día, nosotros caemos enfermos. Los síntomas son los mismos, pero además tenemos diarrea. Dada esta información ¿podemos afirmar que nuestro familiar fue la causa de nuestra enfermedad?</text:p>
      <text:p text:style-name="Text_20_body">En el ejemplo anterior, con la información que tenemos, es plausible afirmar que nuestro familiar es la causa de nuestra enfermedad. Dado esto, es razonable que al tomar los mismos medicamentos nos sentiremos mejor. Sin embargo, si agregamos nueva información es fácil dudar de nuestra conclusión.</text:p>
      <text:p text:style-name="Text_20_body">Supongamos que el día anterior fuimos a comer tacos, donde la carne era de dudosa procedencia. Ahora parece que la enfermedad no fue causada por nuestro familiar, ¡sino por la carne que ingerimos el día anterior! Nueva información nos lleva a retractarnos de nuestras creencias: la causa de nuestra enfermedad puede haber tenido un origen diferente y, en este caso, ingerir los mismos medicamentos puede llevarnos a agravar nuestros síntomas. Es por ello que buscar cuál es la causa efectiva es de suma importancia.</text:p>
      <text:h text:style-name="Heading_20_2" text:outline-level="2"><text:bookmark-start text:name="un-ejemplo-de-complejidad-causal"/>Un ejemplo de complejidad causal<text:bookmark-end text:name="un-ejemplo-de-complejidad-causal"/></text:h>
      <text:p text:style-name="First_20_paragraph">El cuento anterior trata de ilustrar la importancia de analizar correctamente las relaciones causales. Si fallamos en dar con la causa de nuestra enfermedad, las consecuencias podrían ser terribles Por ello el análisis de las causas es de suma importancia. Sin embargo, el ejemplo anterior falla en ilustrar la complejidad involucrada en nuestra búsqueda de relaciones causales.</text:p>
      <text:p text:style-name="Text_20_body">Para ilustrar dicha complejidad pensemos, por ejemplo, en las diferentes relaciones que hay entre el <text:soft-page-break/>genotipo y el fenotipo.<text:note text:id="ftn1" text:note-class="footnote"><text:note-citation>1</text:note-citation><text:note-body><text:p text:style-name="Footnote">Esta exposición está basada en (Michael, 2014) y (Catherine, 2014)</text:p></text:note-body></text:note> Gracias a los biólogos involucrados en el proyecto del genoma humano, los humanos hemos sido capaces de secuenciar completamente el ADN de un grupo de seres humanos. El proceso de secuenciación del ADN consiste en determinar el orden exacto de los <text:span text:style-name="T1">nucleótidos</text:span> (adenina, guanina, citocina y tiamina) que constituyen los segmentos del ADN. Una secuencia de tres de estos 4 nucleótidos constituye un <text:span text:style-name="T1">codón</text:span>, el cual codifica para una proteína. Sin embargo, una proteína puede estar determinada por más de un codón y en muchas proteínas hay tres codones que la regulan al detener su producción. Estas proteínas son las responsables de muchos de los rasgos que tienen los organismos.</text:p>
      <text:p text:style-name="Text_20_body">Para hablar del genotipo, primero hay que saber qué es un <text:span text:style-name="T1">gen</text:span>. Un <text:span text:style-name="T1">gen</text:span> es una región de ADN que codifica para una proteína particular. Sabemos además que la selección natural actúa cuando un grupo dentro de una población de organismos tiene algún rasgo particular, de tal manera que les ofrece la oportunidad de sobrevivir más tiempo y dejar más descendencia. Para que haya selección natural, este rasgo además tiene que ser heredable, donde la unidad de herencia es el <text:span text:style-name="T1">gen</text:span>.</text:p>
      <text:p text:style-name="Text_20_body">Es plausible pensar que una región de ADN, esto es un gen, determina exactamente una proteína y, por tanto, un rasgo específico del organismo. Pero la interacción entre diferentes genes señala en otra dirección: fenómenos como la <text:span text:style-name="T6">pleiotropia</text:span>, la <text:span text:style-name="T6">epístasis</text:span> y el <text:span text:style-name="T6">desequilibro de enlace</text:span>.</text:p>
      <text:p text:style-name="Text_20_body">Estos tres fenómenos nos ayudan a describir las diferentes interacciones que hay en el ADN. La <text:span text:style-name="T5">pleiotropia</text:span> es el fenómeno en el que un gen tiene efectos en múltiples características de un organismo. Por otro lado, la <text:span text:style-name="T5">epístasis</text:span> es el fenómeno en el que un gen depende de otros genes para expresar una característica. Por último, el <text:span text:style-name="T5">desequilibrio de enlace</text:span> es el fenómeno en el que dos genes que están en diferentes locaciones del ADN, se enlazan y aparecen en los gametos con más frecuencia que el azar.</text:p>
      <text:p text:style-name="Text_20_body">Estas interacciones entre diferentes partes del código genético vuelven complicada la tarea de buscar patrones causales. Sin embargo, los biólogos han diseñado diferentes maneras de experimentar, de maner que pueden detectar cuándo hay una relación causal entre el genotipo (el conjunto de genes) y el fenotipo (los rasgos que podemos ver en los organismos).</text:p>
      <text:p text:style-name="Text_20_body">Como un ejemplo de esto, unos investigadores querían descubrir cómo la luz y la temperatura, por separado, afectan el proceso de floración en plantas del género <text:span text:style-name="T3">Arabidopsis</text:span>. En el artículo (Ausin et al., 2005), los autores desarrollan un modelo experimental para saber cuál es la relación entre la floración de de este género, donde las variables son la temperatura y la luz. Sabemos que la temperatura está fuertemente correlaionada con la luz. Regularmente los lugares cálidos tienden a tener más luz del sol, mientras que los lugares fríos tienen menos luz solar. Por lo que es de esperarse que tanto aquellas características del organismo relacionadas a la temperatura, estén a su vez relacionadas con la luz.</text:p>
      <text:p text:style-name="Text_20_body">Los investigadores señalan que se desconocen muchos de los procesos moleculares involucrados en la floración. Sin embargo, en el género <text:span text:style-name="T3">Arabidopsis</text:span> sí se han estudiado los aspectos genéticos del fenómeno de la floración. Además se descubrió que los genes que regulan la floración bajo diferentes temperaturas y bajo diferentes longitudes de onda de la luz, son independientes. Lo que <text:soft-page-break/>significa que distintos genes están involucrados: unos ayudan a acelerar la floración en bajas temperaturas, mientras otros aceleran la floración de acuerdo a la luz.</text:p>
      <text:p text:style-name="Text_20_body">Para el experimento se sometió a los especímenes a temperaturas bajas (aunque no al punto de congelamiento) y observaron cómo el proceso de floración se acelera en consecuencia. En el caso de la luz, se observó que los especímenes reaccionan a la luz roja, a la luz roja lejana (longitudes de onda entre 700 y 750 nm.) y a la luz azul. Cuando hay bajos niveles de estas tres, se promueve la floración. Así como cuando hay bajas temperaturas.</text:p>
      <text:p text:style-name="Text_20_body">Como seres humanos tenemos muchas intuiciones acerca de la causalidad, tanto que en principio, no parece interesante preguntarse acerca de su naturaleza. Sin embargo, espero que estos ejemplos sirvan como motivación para comenzar a preguntarse no sólo sobre la naturaleza de la <text:span text:style-name="T1">causalidad</text:span>, sino también acerca de cómo nos las arreglamos para <text:span text:style-name="T6">justificar</text:span><text:note text:id="ftn2" text:note-class="footnote"><text:note-citation>2</text:note-citation><text:note-body><text:p text:style-name="Footnote">Este segundo aspecto está estrechamente relacionado con la explicación científica, que es uno de los temas de estudio de la filosofía de la ciencia. Para una introducción a la filosofía de la ciencia, el lector puede revisar (Rosenberg, 2000)</text:p></text:note-body></text:note> la existencia de relaciones causales.</text:p>
      <text:p text:style-name="Text_20_body">Para este capítulo introductorio, el plan es el siguiente. Primero ofreceré una breve historia: lo que dos filósofos clásicos han dicho del tema. Luego repasaré lo que algunos filósofos más contemporáneos han dicho acerca de la naturaleza de la causalidad Durante el siglo pasado, mucha de la discusión en torno a la causalidad, radicaba en cuál es su naturaleza, es decir, la <text:span text:style-name="T1">metafísica</text:span> de la causalidad. En cada caso señalaré las virtudes y problemas de dichas teorías.</text:p>
      <text:p text:style-name="Text_20_body">En la sección sobre variables, comenzaré una especie de segunda parte, donde entraré en terreno epistémico. Por lo regular asumimos que la investigación científica está dedicada a dar explicaciones causales de los fenómenos; y si no es su único objetivo, si es uno entre muchos. Para tratar de decir algo sustancioso sobre el punto anterior, me serviré de la sección (<text:span text:style-name="T4">sec:hechos?</text:span>), que trata sobre <text:span text:style-name="T1">Hechos</text:span> como <text:span text:style-name="T1">relata</text:span> Por supuesto este debate está enmarcado en aspectos <text:span text:style-name="T1">epistémicos</text:span> de las relaciones causales, en particular, en cómo justificamos que existe una relación causal entre fenómenos.</text:p>
      <text:p text:style-name="Text_20_body">Por último, terminaré con algunas conclusiones sobre este debate y algunas áreas de investigación actual, esto es, debates acerca de la metafísica y epistemología de la causalidad. Por el momento, comencemos explorando qué dijeron los filósofos clásicos. Estos filósofos son Aristóteles y David Hume.</text:p>
      <text:h text:style-name="Heading_20_1" text:outline-level="1"><text:bookmark-start text:name="una-breve-historia"/>Una breve historia<text:bookmark-end text:name="una-breve-historia"/></text:h>
      <text:h text:style-name="Heading_20_2" text:outline-level="2"><text:bookmark-start text:name="aristóteles"/>Aristóteles<text:bookmark-end text:name="aristóteles"/></text:h>
      <text:p text:style-name="First_20_paragraph">La causalidad ha sido estudiada por los filósofos al menos desde Aristóteles. El estagirita concibió a las causas como una respuesta a una pregunta “¿por qué?” Aristóteles nos dice que “Es evidente que hay causas y que son tantas como hemos indicado, pues tantos son los modos en que podemos <text:soft-page-break/>entender el ‘por qué’ de las entes.”<text:note text:id="ftn3" text:note-class="footnote"><text:note-citation>3</text:note-citation><text:note-body><text:p text:style-name="Footnote">Es interesante la ccaracterización de Aristóteles en términos de preguntas “¿por qué?” Algunos filósofos han caracterizado a la explicación científica como la respuesta a preguntas “¿por qué?. Por ejemplo, Hempel en su famoso artículo”Aspects of scientific Explanation” dice “A scientific explanation may be regarded as an answer to a why-quetion […]” (1965, p. 334)</text:p></text:note-body></text:note> (2008, p. 158). ¿Y cuáles son las causas que Aristóteles ha indicado?</text:p>
      <text:p text:style-name="Text_20_body">En la física (2008, pp. 140-146), Aristóteles distingue 4 maneras en las que se dice que algo es una “causa”. La primera de ellas es que la causa es la materia, de lo que algo está hecho. Decimos que la causa de la estatua es el bronce, de la casa los ladrillos, etc. La segunda forma que distingue Aristóteles es que la causa es la forma del objeto, es decir, lo que hace que un objeto sea lo que es y no otro. Por ejemplo, el hecho de que la lámpara sea tal y no un pedestal o perchero. En tercer lugar, decimos que la causa es aquello que produce el movimiento o el reposo. Por ejemplo, que la pelota se movió por la patada y se detuvo por chocar con la portería. Por último, decimos que es causa el fin (o el bien) para lo cuál algo está diseñado (por ejemplo, los instrumentos). Decimos que la salud se debe al ejercicio: la finalidad del ejercicio es la buena salud. Son estas 4 maneras, dice nuestro autor, en las que decimos que algo causa algo y éstas 4 maneras interactúan de diferentes formas.</text:p>
      <text:p text:style-name="Text_20_body">Supongamos que queremos explicar por qué hay una estatua en nuestra comunidad. Una explicación es que fue puesta por alguien en ese lugar, después de que el artesano la diseñó. También podemos echar mano del hecho de que está hecha de bronce y el bronce es bastante duradero y por ello no ha erosionado. También podemos apelar al hecho de que es la estatua de un fundador, a diferencia de cualquier persona de a pie; lo que hace que la estatua esté ahí es su forma. Por último podemos apelar a la función de la estatua: señalar, por ejemplo, que la persona representada era muy querida por la comunidad y esto ayuda a la comunidad a prosperar. Cabe aclarar que Aristóteles no dice que es necesario que las 4 causas deben estar presentes para ofrecer una explicación; sino que, a lo más, son 4 las formas en que algo causa su efecto.</text:p>
      <text:p text:style-name="Text_20_body">De las 4 formas de “causa” que distingue Aristóteles, la que produce o impide el movimiento es la forma estándar en la que comúnmente decimos que algo causa algo.<text:note text:id="ftn4" text:note-class="footnote"><text:note-citation>4</text:note-citation><text:note-body><text:p text:style-name="Footnote">Este fraseo es intencional, uso el “algo” como una forma indeterminada para permanecer neutral con respecto al problema de cuáles son los <text:span text:style-name="T1">relata</text:span> (valores) que puede tomar la relación causal, ya sean tipos, individuos, eventos, etc. Esto para fines expositivos.</text:p></text:note-body></text:note> Además, esto parece ser lo que Hume tiene en mente cuando discute nuestro entendimiento de la relación causa-efecto. Esto no pretende ser una reconstrucción cronológica completa, sino una brevísima historia. Para continuar pasaré a los argumentos de Hume.</text:p>
      <text:h text:style-name="Heading_20_2" text:outline-level="2"><text:bookmark-start text:name="hume"/>Hume<text:bookmark-end text:name="hume"/></text:h>
      <text:p text:style-name="First_20_paragraph">La forma más estándar de usar “causa” es aquella en la que hay una conexión entre dos “cosas”. Hay una conexión entre el golpe de una piedra y el vidrio rompiéndose, así como una conexión entre que un carro no encienda y la falta de gasolina. Como personas sensatas diríamos que hay una relación causal entre ambos eventos: la piedra golpeando y el vidrio rompiéndose, pero ¿en qué <text:soft-page-break/>consiste dicha conexión?</text:p>
      <text:p text:style-name="Text_20_body">Las cuatro causas aristotélicas son caracterizadas como formas en las que podemos ofrecer una explicación, como justificar por qué el vidrio está roto. Pero Hume presenta un desafío: esta misma relación –la de causa-efecto–, no está justificada.</text:p>
      <text:p text:style-name="Text_20_body">Para llegar a esta conclusión, Hume señala que todo el conocimiento humano proviene de dos fuentes: <text:span text:style-name="T1">relaciones de ideas</text:span> y <text:span text:style-name="T1">cuestiones de hecho</text:span>. Las relaciones de ideas incluyen aquellas investigaciones abstractas como las de la geometría: la verdad de las afirmaciones de la geometría pueden descubrirse sólo pensando, sin necesidad de recurrir a nuestras impresiones sensoriales. Las cuestiones de hecho, por su parte, surgen a partir de nuestra interacción con el mundo.</text:p>
      <text:p text:style-name="P10">Nuestro conocimiento que emana de las relaciones de ideas está demostrado: es tan seguro que “las verdades que Euclides ha demostrado serían tan acertadas y auto-evidentes incluso si nunca hubiera un círculo o triánguilo en la naturaleza.”<text:note text:id="ftn5" text:note-class="footnote"><text:note-citation>5</text:note-citation><text:note-body><text:p text:style-name="Footnote">En el original “The truths that Euclid demonstrated would still be certain and self-evident even if there never were a circle or triangle in nature.” Todas las traducciones son mías.</text:p></text:note-body></text:note> <text:span text:style-name="T18">(</text:span><text:reference-mark-start text:name="JR_cite_2_hume1784"/><text:span text:style-name="T13">​Hume [1784]</text:span><text:reference-mark-end text:name="JR_cite_2_hume1784"/> En contraste, el conocimiento que surge de las cuestiones de hecho, es más frágil. No tenemos bases para afirmar que es absolutamente verdadero. Si podemos pensar y concebir sin contradicción una cuestión de hecho y su negación, entonces no es conocimiento demostrado.</text:p>
      <text:p text:style-name="Text_20_body">Podemos pensar, por ejemplo, que hemos detectado una cierta regularidad: que el metal se expande cuando se calienta, pero es posible concebir un metal que no se expanda al calentarse. Cualquier forma de concebir el mundo de manera tal que no implique una contradicción, no es conocimiento demostrativo. Por tanto, no es conocimiento demostrado.</text:p>
      <text:p text:style-name="Text_20_body">Sin embargo, esto no significa que la investigación empírica es fútil, sino que la evidencia nunca es suficiente para demostrar nuestro conocimiento de cuestiones de hecho. Pero como seres humanos, tenemos cierta expectativa de los eventos que sucederán. Esperamos que haya una relación estable entre la causa y el efecto Además, es la única forma en la que somos capaces de extrapolar eventos del pasado. La manera en que razonamos sobre cuestiones de hecho, depende de la relación de causa y efecto.</text:p>
      <text:p text:style-name="Text_20_body">Pero dicha conexión depende –nos dice Hume– de la asociación constante de objetos: un objeto y luego otro. Si dicha conexión es a su vez una cuestión de hecho – es decir que depende de nuestra experiencia–, entonces no es demostrable. Pensemos en los efectos de cualquier evento <draw:frame draw:style-name="fr1" draw:name="Object1" text:anchor-type="as-char" svg:width="0.245cm" svg:height="0.467cm" draw:z-index="0"><draw:object xlink:href="./Formula-0" xlink:type="simple" xlink:show="embed" xlink:actuate="onLoad"/><draw:image xlink:href="./ObjectReplacements/Formula-0" xlink:type="simple" xlink:show="embed" xlink:actuate="onLoad"/></draw:frame>. Sabemos que los efectos son diferentes a las causas y si nos preguntaran cuáles serán los efectos de <draw:frame draw:style-name="fr1" draw:name="Object2" text:anchor-type="as-char" svg:width="0.245cm" svg:height="0.467cm" draw:z-index="1"><draw:object xlink:href="./Formula-2" xlink:type="simple" xlink:show="embed" xlink:actuate="onLoad"/><draw:image xlink:href="./ObjectReplacements/Formula-2" xlink:type="simple" xlink:show="embed" xlink:actuate="onLoad"/></draw:frame><text:s/>sin consultar nuestra experiencia pasada, sólo podemos encoger los hombros y responder arbitrariamente. Por mas posibilidades que imaginemos, hay una infinidad de ellas que podrían ser el caso y por ello no hay forma de que dicha relación no dependa de nuestra experiencia. Si esto es verdad, entonces no hay manera de probar (en sentido estricto), que dicha relación es completamente infalible.</text:p>
      <text:p text:style-name="Text_20_body">Aristóteles nos presenta a la causalidad como una manera en que ofrecemos explicaciones. Digamos que es una parte fundamental de nuestra manera de razonar y explicar diferentes <text:soft-page-break/>fenómenos, enmarcando nuestra cuestión original en un marco epistémico. Por su parte, Hume nos presenta un problema sobre la misma justificación de la conexión entre causa y efecto. Digamos que Hume se dedica a analizar la naturaleza de dicha conexión y obtiene una conclusión epistémica: nuestra representación de lo que es el efecto de una causa no es demostrable.</text:p>
      <text:p text:style-name="Text_20_body">Pero Hume no es completamente pesimista. En el trabajo citado, Hume no dice que esta conexión sea injustificable, sino que no podemos ofrecer una demostración. Pero nuestro razonamiento de cuestiones de hecho depende de la relación de causa y efecto. Si aceptamos ambas conclusiones nos dirigimos peligrosamente al escepticismo. Por ello, Hume se dedica a decirnos en qué consiste dicha relación, a pesar de que no somos capaces de demostrarla, y en este caso: lo único a lo que podemos apelar es a nuestra costumbre.</text:p>
      <text:p text:style-name="Text_20_body">Vemos cosas que detonan otras cosas y, mientras más instancias de cosas de un tipo ocurriendo después de cosas de otro tipo, nuestro razonamiento es más seguro. Hume responde a su propio desafío diciéndonos que son la conjunción constante y la costumbre los constituyentes de las relaciones causales.<text:note text:id="ftn6" text:note-class="footnote"><text:note-citation>6</text:note-citation><text:note-body><text:p text:style-name="Footnote">No hablaré sobre si la causalidad es una relación, en qué consiste dicha relación y cuál es su aridad. Es un tema central en la metafísica de la causalidad, pero el espacio en este capítulo es reducido. El lector interesado puede consultar (Mumford &amp; Anjum, 2013).</text:p></text:note-body></text:note></text:p>
      <text:p text:style-name="Text_20_body">Pero la respuesta de Hume<text:note text:id="ftn7" text:note-class="footnote"><text:note-citation>7</text:note-citation><text:note-body><text:p text:style-name="Footnote">Hume también señala que la relación causal tiene una dirección: las causas preceden a los efectos. Algunos filósofos han argumentado que no tiene sentido decir que la causalidad tiene dicha popiedad. Bertrand Russell, por ejemplo, señala que las disciplinas científicas (como la física), no se basan en causalidad (Russell, 1912).</text:p></text:note-body></text:note> no está libre de problemas. Supongamos que hago el siguiente experimento: aplaudo durante 4 días seguidos justo antes del anochecer. ¿Es suficiente mi costumbre y la conjunción constante de mi aplaudir y el anochecer, para decir que están causalmente relacionados?, la respuesta obvia es que no: ¡mis aplausos no afectan de ninguna manera la rotación de la tierra! Los accidentes ocurren constantemente y no podemos concluir que hay una relación causal en todos los casos de <text:span text:style-name="T1">correlación</text:span>.</text:p>
      <text:p text:style-name="Text_20_body">Otra cosa que hay que tener en cuenta es que la investigación científica no está dedicada a descripciones de objetos particulares, sino que pretende hacer generalizaciones. Pero el argumento de Hume es más que convincente y, por lo regular, los efectos varían a pesar de tener la misma causa. Dependiendo de cómo el ambiente afecte un caso particular: quizás la ventana es más gruesa de lo normal y la piedra no es suficiente para romperla. Estas preguntas han llevado a los filósofos a preguntarse acerca de la naturaleza de la causalidad, que es de lo que me ocuparé en la siguiente sección.</text:p>
      <text:h text:style-name="Heading_20_1" text:outline-level="1"><text:bookmark-start text:name="la-naturaleza-de-la-causalidad"/>La naturaleza de la causalidad<text:bookmark-end text:name="la-naturaleza-de-la-causalidad"/></text:h>
      <text:p text:style-name="First_20_paragraph">En la sección anterior expuse el análisis de Aristóteles y el desafío de Hume. Vimos la caracterización de la causalidad que nos ofrece Hume y que hay un problema grave si la pura costumbre y conjunción constante son suficientes para que haya causalidad. Es decir que aún no tenemos una buena caracterización de la causalidad. Problemas como el anterior han llevado a <text:soft-page-break/>muchos filósofos a analizar la naturaleza de la causalidad: en qué consiste la relación y cuáles son los <text:span text:style-name="T4">relata</text:span> y la <text:span text:style-name="T4">aridad</text:span> de dicha relación.</text:p>
      <text:p text:style-name="Text_20_body">Hay que aclarar que este debate está atravesado por la distinción <text:span text:style-name="T4">token</text:span>/<text:span text:style-name="T4">type</text:span><text:note text:id="ftn8" text:note-class="footnote"><text:note-citation>8</text:note-citation><text:note-body><text:p text:style-name="Footnote">Un ejemplo que captura esta distinción es pensa en la palabra “banana”. Dicha palabra tiene 6 <text:span text:style-name="T1">tokens</text:span>: “B”, “A”, “N”, “A”, “N” y “A”; la misma palabra tiene 3 <text:span text:style-name="T1">types</text:span>: “B”, “A” y “N”.</text:p></text:note-body></text:note>. Para dar un ejemplo: en 1980 comenzó el proyecto STAR en Tennessee. Los legisladores buscaban reducir el número de estudiantes por salón (Llaudet &amp; Imai, 2023) porque sospechaban que reducir el número de estudiantes en un salón mejoraría su desempeño. El proyecto resultó, en cierta medida, exitoso. Esto parece indicar que dadas ciertas condiciones muy específicas, ése grupo de estudiantes mejoró su desempeño.</text:p>
      <text:p text:style-name="Text_20_body">Ahora pensemos en otro ejemplo. En economía hay una famosa “ley”<text:note text:id="ftn9" text:note-class="footnote"><text:note-citation>9</text:note-citation><text:note-body><text:p text:style-name="Footnote">Digamos que es una oración <text:span text:style-name="T1">legaliforme</text:span>. Algunos filósofos defienden que una oración legaliforme es una ley de la naturaleza sólo si aparece como axioma en nuestras mejores teorías de una ciencia completamente desarrollada. Llamemos a esta teoría nuestro sistema. Este axioma sistematizaría nuestro conocimiento de manera tal que hay un balance entre la simplicidad de nuestro sistema y qué tan informativo es (Cohen &amp; Callender, 2009). Otros filósofos, como Nancy Cartwright, niegan que haya tales entes como leyes de la naturaleza (al menos si las entendemos como regularidades sin excepciones), sino que, aquello que llamamos leyes son regularidades sin excpeción sólo en escenarios altamente idealizados, véase (1983) y (2022). Dado el estado actual de nuestras teorías económicas, esta “ley”, de hecho tiene excepciones. Como el análisis de las leyes no es el tema de este capítulo, evitaré dentro de lo posible usar el término.</text:p></text:note-body></text:note>, la “ley de la demanda”. En términos generales, esta ley nos dice que, si mantenemos fijas todas las variables y aumentamos el precio de un bien, entonces la demanda del bien bajará.</text:p>
      <text:p text:style-name="Text_20_body">El primer caso es uno que relaciona <text:span text:style-name="T4">tokens</text:span>. En ese experimento particular, con esa población particular; el segundo caso es uno que relaciona <text:span text:style-name="T4">types</text:span>: el aumento en el precio de cualquier bien, reduce su demanda.</text:p>
      <text:p text:style-name="Text_20_body">Debido a que podemos hacer una distinción entre casos particulares (token) y casos generales (types), podemos tener diferentes combinaciones de <text:span text:style-name="T1">relata</text:span>. De manera prominente, se ha debatido si los <text:span text:style-name="T1">relata</text:span> de una relación causal son: <text:span text:style-name="T4">eventos</text:span>, <text:span text:style-name="T4">hechos</text:span> o <text:span text:style-name="T4">variables</text:span>. En la siguiente sección me propongo a explorar dos teorías humeanas<text:note text:id="ftn10" text:note-class="footnote"><text:note-citation>10</text:note-citation><text:note-body><text:p text:style-name="Footnote">Se llama humeanas a las teorías de la “regularidad causal”. Estas teorías, en su núcleo, afirman que las relaciones causales capturan regularidades: el efecto está regularmente asociado con su causa. Por lo regular, estos teóricos señalan que dichas regularidades son capturadas por las “leyes de la naturaleza”.</text:p></text:note-body></text:note> –en las cuales los <text:span text:style-name="T1">relata</text:span> son eventos y hechos– y una teoría no-reduccionista<text:note text:id="ftn11" text:note-class="footnote"><text:note-citation>11</text:note-citation><text:note-body><text:p text:style-name="Footnote">En filosofía llamos reduccionistas a aquellas estrategias que tratan de analizar la causalidad en términos que no involucren, a su vez, términos causales. Por su parte, la teoría intervencionista toma causalidad como primitivo de la teoría.</text:p></text:note-body></text:note>. Si asumimos que la causalidad relaciona eventos, ¿cómo interactúan causalmente los eventos?</text:p>
      <text:h text:style-name="Heading_20_2" text:outline-level="2"><text:bookmark-start text:name="relata"/><text:soft-page-break/>Relata<text:bookmark-end text:name="relata"/></text:h>
      <text:h text:style-name="Heading_20_3" text:outline-level="3"><text:bookmark-start text:name="eventos"/>Eventos<text:bookmark-end text:name="eventos"/></text:h>
      <text:p text:style-name="First_20_paragraph">De manera general, caracterizamos a los eventos como algo que pasa: entidades que suceden en una localización espacial y duran un periodo determinado de tiempo, por dar un ejemplo: salgo de mi casa y tropiezo En ese caso ¿son dos eventos “mi salir de casa” y “mi tropezar”?, o ¿sólo hay un evento, esto es, “salir de casa y tropezar”?</text:p>
      <text:p text:style-name="Text_20_body">Supongamos que son dos eventos distintos. Si son dos eventos distintos, entonces podemos decir que el momento justo cuando salgo de la puerta determina el primer evento; y que justo antes de pegar mi pie en la zanja comienza el segundo evento. Para tratar de separar estos eventos, digamos que hay un periodo de dos segundos entre salir de mi casa y tropezar. Parece sensato decir que estos dos segundos son cruciales para distinguir dos eventos. Supongamos ahora que comenzamos a acortar estos dos segundos, de manera que en el proceso, terminamos con 0 segundos entre ambos, ahora no queda es tan claro que haya dos eventos sucediendo<text:note text:id="ftn12" text:note-class="footnote"><text:note-citation>12</text:note-citation><text:note-body><text:p text:style-name="Footnote">Cabe señalar que esto último depende de que lo que algunos filósofos han señalado: no es posible que dos eventos ocurran en el mismo lugar y al mismo tiempo. Al menos esto sugiere Quine en (1985) cuando dice que podemos individuar los eventos como constructos de objetos físicos y que los objetos físico están individuados por su extensión espacial.</text:p></text:note-body></text:note>.</text:p>
      <text:p text:style-name="Text_20_body">No hay un consenso general sobre cómo individuamos eventos, pero espero que el ejemplo anterior ayude a detonar ciertas intuiciones para entender la siguiente discusión. Para una teoría que relacione eventos, ecesitamos criterios de individuación y esto es justo lo que ofrece Jaegwon Kim (1973). Kim desarrolla una teoría humeana de la causalidad, cuyos <text:span text:style-name="T1">relata</text:span> son eventos y ofrece criterios de individuación para eventos.</text:p>
      <text:p text:style-name="Text_20_body">Kim comienza discutiendo los componentes de la causalidad que ofrece Hume. La motivación para desarrollar una teoría de los eventos es que, los componentes de la caracterización de Hume relacionan diferentes categorías de entidades.</text:p>
      <text:list text:style-name="L1">
        <text:list-item>
          <text:p text:style-name="P8">La conjunción constante parece relacionar eventos generales, <text:span text:style-name="T1">i. e.</text:span>, eventos-<text:span text:style-name="T4">type</text:span>: el disparo de un arma particular apuntando a alguien, mata a ese alguien.</text:p>
        </text:list-item>
        <text:list-item>
          <text:p text:style-name="P8">La prioridad temporal parece relacionar eventos individuales: Óscar disparando provoca la muerte de roberto.</text:p>
        </text:list-item>
        <text:list-item>
          <text:p text:style-name="P8">La contigüidad espacio-temporal relaciona objetos. Pero si distinguimos entre contigüidad temporal, claramente puede relacionar eventos; pero la contigüidad espacial relaciona objetos.</text:p>
        </text:list-item>
        <text:list-item>
          <text:p text:style-name="P8">La conexión necesaria relaciona oraciones, no es claro cómo lidiar con conexiones necesarias <text:span text:style-name="T1">de re</text:span>, pero es sensato hablar de necesidad <text:span text:style-name="T1">de dicto</text:span>.<text:note text:id="ftn13" text:note-class="footnote"><text:note-citation>13</text:note-citation><text:note-body><text:p text:style-name="Footnote">La distinción <text:span text:style-name="T1">de re</text:span>/<text:span text:style-name="T1">de dicto</text:span> es importante para hablar de enunciados modales. Entre las modalidades tenemos: modalidad alética, modalidad epistémica y modalidad deóntica. La primera lidia con oraciones de posibilidad (◇) y necesidad (□); la modalidad epistémica lidia con enunciados sobre creencias, conocimiento y justificación; la modalidad deóntica lidia con oraciones sobre obligación y permisión. De manera clásica (Quine, 1956) hacemos la distinción dependiendo del alcance del cuantificador. Si decimos “Jaime cree que hay un espía”, entendemos la oración de al menos dos maneras: o bien “Jaime cree que hay al menos un espía”, o bien “Jaime cree que hay alguien que es un espía”. En el primer caso, la creencia de Jaime es verdadera en caso de que Jaime crea que hay espías; la segunda oración es verdadera en caso de que haya un sujeto particular, tal que, Jaime cree que ese sujeto es un espía. En el segundo caso, Jaime es una fuente de información valiosa para la policía, mientras que en el primer caso, no.</text:p></text:note-body></text:note></text:p>
        </text:list-item>
      </text:list>
      <text:p text:style-name="P4"><text:soft-page-break/>Es decir que las condiciones de la teoría humeana “… hacen que la relación causal sea ontológicamente incoherente.”<text:note text:id="ftn21" text:note-class="footnote"><text:note-citation>14</text:note-citation><text:note-body><text:p text:style-name="Footnote">En el original “renderingt he causal relation ontologically incoherent.”</text:p></text:note-body></text:note> (Kim, 1973, p. 218), por lo que es necesario ofrecer una ontología de la causalidad que no tenga estos problemas.</text:p>
      <text:p text:style-name="Text_20_body">Aquí me gustaría hacer un breve comentario, las distinciones que hace Kim de estas relaciones, son útiles para capturar la diferencia entre eventos-<text:span text:style-name="T4">token</text:span> y eventos-<text:span text:style-name="T4">type</text:span>. Los eventos-<text:span text:style-name="T4">token</text:span> son entidades concretas que duran un tiempo determinado: el evento en el que Miguel tira una taza y esto causa que la taza se rompa; mientras que los eventos-<text:span text:style-name="T4">type</text:span> (eventos genéricos en términos de Kim), son regularidades que relacionan las propiedades involucradas entre dos eventos-<text:span text:style-name="T4">token</text:span>. Digamos que hay una ley que relaciona <draw:frame draw:style-name="fr1" draw:name="Object3" text:anchor-type="as-char" svg:width="0.314cm" svg:height="0.467cm" draw:z-index="2"><draw:object xlink:href="./Formula-4" xlink:type="simple" xlink:show="embed" xlink:actuate="onLoad"/><draw:image xlink:href="./ObjectReplacements/Formula-4" xlink:type="simple" xlink:show="embed" xlink:actuate="onLoad"/></draw:frame><text:s/>= “ser una taza golpeada” con <draw:frame draw:style-name="fr1" draw:name="Object4" text:anchor-type="as-char" svg:width="0.328cm" svg:height="0.467cm" draw:z-index="3"><draw:object xlink:href="./Formula-6" xlink:type="simple" xlink:show="embed" xlink:actuate="onLoad"/><draw:image xlink:href="./ObjectReplacements/Formula-6" xlink:type="simple" xlink:show="embed" xlink:actuate="onLoad"/></draw:frame><text:s/>= “ser una taza rota”, donde la ley relaciona ambas propiedades en conjunción constante y que son instanciadas por eventos-<text:span text:style-name="T4">token</text:span>.</text:p>
      <text:p text:style-name="Text_20_body">Siguiendo con la discusión de Kim, para ofrecer una teoría causal necesitamos dos ingredientes: primero una caracterización de eventos particulares y luego esta teoría debe decirnos cómo las propiedades involucradas en los eventos-<text:span text:style-name="T4">token</text:span> están causalmente relacionadas y obtener eventos genéricos. Comenzando con la individuación de eventos, nuestro ejemplo anterior se puede analizar en los siguientes términos: (i) “la taza es golpeada por Miguel en <draw:frame draw:style-name="fr1" draw:name="Object5" text:anchor-type="as-char" svg:width="0.155cm" svg:height="0.467cm" draw:z-index="4"><draw:object xlink:href="./Formula-8" xlink:type="simple" xlink:show="embed" xlink:actuate="onLoad"/><draw:image xlink:href="./ObjectReplacements/Formula-8" xlink:type="simple" xlink:show="embed" xlink:actuate="onLoad"/></draw:frame>” y (ii)“la taza se rompe en <draw:frame draw:style-name="fr1" draw:name="Object6" text:anchor-type="as-char" svg:width="0.504cm" svg:height="0.467cm" draw:z-index="5"><draw:object xlink:href="./Formula-10" xlink:type="simple" xlink:show="embed" xlink:actuate="onLoad"/><draw:image xlink:href="./ObjectReplacements/Formula-10" xlink:type="simple" xlink:show="embed" xlink:actuate="onLoad"/></draw:frame>”. Para dar una estructura a nuestros eventos anteriores, usamos la siguiente formalización: (i) = <draw:frame draw:style-name="fr1" draw:name="Object7" text:anchor-type="as-char" svg:width="1.718cm" svg:height="0.651cm" draw:z-index="6"><draw:object xlink:href="./Formula-12" xlink:type="simple" xlink:show="embed" xlink:actuate="onLoad"/><draw:image xlink:href="./ObjectReplacements/Formula-12" xlink:type="simple" xlink:show="embed" xlink:actuate="onLoad"/></draw:frame><text:s/>y (ii) = <draw:frame draw:style-name="fr1" draw:name="Object8" text:anchor-type="as-char" svg:width="1.746cm" svg:height="0.651cm" draw:z-index="7"><draw:object xlink:href="./Formula-14" xlink:type="simple" xlink:show="embed" xlink:actuate="onLoad"/><draw:image xlink:href="./ObjectReplacements/Formula-14" xlink:type="simple" xlink:show="embed" xlink:actuate="onLoad"/></draw:frame>.</text:p>
      <text:p text:style-name="Text_20_body">En este ejemplo, la taza tiene dos propiedades en diferentes periodos de tiempo: “ser golpeada” y “estar rota”. Durante un periodo de tiempo, la taza está siendo golpeada y durante un periodo de tiempo, la taza se está rompiendo<text:note text:id="ftn15" text:note-class="footnote"><text:note-citation>15</text:note-citation><text:note-body><text:p text:style-name="Footnote">Esto también lo podemos generalizar para relaciones, no sólo para propiedades, véase <text:span text:style-name="T16">el artículo de </text:span>Kim <text:span text:style-name="T16">(pp. </text:span>223-226<text:span text:style-name="T16">)</text:span>.</text:p></text:note-body></text:note>.</text:p>
      <text:p text:style-name="Text_20_body">A partir de esta breve caracterización de lo que intuitivamente son los eventos, Kim desarrolla una teoría humeana que no tenga el problema que motiva su proyecto. Intuitivamente cualquier evento-<text:span text:style-name="T4">token</text:span>, es una instancia de un evento-<text:span text:style-name="T4">type</text:span>,entonces necesitamos una forma de relacionar eventos-<text:span text:style-name="T4">type</text:span>, de manera que seamos capaces de decir que hay una conjunción constante.</text:p>
      <text:p text:style-name="Text_20_body">Kim evalúa diferentes opciones que pueden servir para definir la relación causal. Para no entrar en muchos detalles, Kim se decanta por una relación de contigüidad espaciotemporal. Si la localización de un evento es contigua con otro evento, hay un evento complejo que relaciona los objetos constitutivos de los eventos anteriores y debido a lo anterior uno de los objetos involucrados tiene una nueva propiedad: entonces hay una relación causal. Esta formulación es bastante engorrosa, por lo que hay que desempacar los términos que hay en el enunciado anterior.</text:p>
      <text:p text:style-name="Text_20_body">La definición completa es la siguiente</text:p>
      <text:p text:style-name="P2"><text:soft-page-break/><draw:frame draw:style-name="fr1" draw:name="Object9" text:anchor-type="as-char" svg:width="2.14cm" svg:height="0.572cm" draw:z-index="8"><draw:object xlink:href="./Formula-16" xlink:type="simple" xlink:show="embed" xlink:actuate="onLoad"/><draw:image xlink:href="./ObjectReplacements/Formula-16" xlink:type="simple" xlink:show="embed" xlink:actuate="onLoad"/></draw:frame><text:s/>es una causa de <draw:frame draw:style-name="fr1" draw:name="Object10" text:anchor-type="as-char" svg:width="1.924cm" svg:height="0.572cm" draw:z-index="9"><draw:object xlink:href="./Formula-18" xlink:type="simple" xlink:show="embed" xlink:actuate="onLoad"/><draw:image xlink:href="./ObjectReplacements/Formula-18" xlink:type="simple" xlink:show="embed" xlink:actuate="onLoad"/></draw:frame><text:s/>siempre que: (i) <draw:frame draw:style-name="fr1" draw:name="Object11" text:anchor-type="as-char" svg:width="1.626cm" svg:height="0.572cm" draw:z-index="10"><draw:object xlink:href="./Formula-20" xlink:type="simple" xlink:show="embed" xlink:actuate="onLoad"/><draw:image xlink:href="./ObjectReplacements/Formula-20" xlink:type="simple" xlink:show="embed" xlink:actuate="onLoad"/></draw:frame><text:s/>y <draw:frame draw:style-name="fr1" draw:name="Object12" text:anchor-type="as-char" svg:width="1.924cm" svg:height="0.572cm" draw:z-index="11"><draw:object xlink:href="./Formula-22" xlink:type="simple" xlink:show="embed" xlink:actuate="onLoad"/><draw:image xlink:href="./ObjectReplacements/Formula-22" xlink:type="simple" xlink:show="embed" xlink:actuate="onLoad"/></draw:frame><text:s/>existan y, (ii) <draw:frame draw:style-name="fr1" draw:name="Object13" text:anchor-type="as-char" svg:width="4.408cm" svg:height="0.572cm" draw:z-index="12"><draw:object xlink:href="./Formula-24" xlink:type="simple" xlink:show="embed" xlink:actuate="onLoad"/><draw:image xlink:href="./ObjectReplacements/Formula-24" xlink:type="simple" xlink:show="embed" xlink:actuate="onLoad"/></draw:frame><text:s/>existe <draw:frame draw:style-name="fr1" draw:name="Object14" text:anchor-type="as-char" svg:width="0.54cm" svg:height="0.467cm" draw:z-index="13"><draw:object xlink:href="./Formula-26" xlink:type="simple" xlink:show="embed" xlink:actuate="onLoad"/><draw:image xlink:href="./ObjectReplacements/Formula-26" xlink:type="simple" xlink:show="embed" xlink:actuate="onLoad"/></draw:frame><text:s/><draw:frame draw:style-name="fr1" draw:name="Object35" text:anchor-type="as-char" svg:width="2.351cm" svg:height="0.572cm" draw:z-index="34"><draw:object xlink:href="./Object 1" xlink:type="simple" xlink:show="embed" xlink:actuate="onLoad"/><draw:image xlink:href="./ObjectReplacements/Object 1" xlink:type="simple" xlink:show="embed" xlink:actuate="onLoad"/><svg:desc>formula</svg:desc></draw:frame><text:s/>existe, donde <draw:frame draw:style-name="fr1" draw:name="Object15" text:anchor-type="as-char" svg:width="2.05cm" svg:height="0.467cm" draw:z-index="14"><draw:object xlink:href="./Formula-28" xlink:type="simple" xlink:show="embed" xlink:actuate="onLoad"/><draw:image xlink:href="./ObjectReplacements/Formula-28" xlink:type="simple" xlink:show="embed" xlink:actuate="onLoad"/></draw:frame>.<text:note text:id="ftn17" text:note-class="footnote"><text:note-citation>16</text:note-citation><text:note-body><text:p text:style-name="Footnote">En el original <draw:frame draw:style-name="fr1" draw:name="Object16" text:anchor-type="as-char" svg:width="2.14cm" svg:height="0.572cm" draw:z-index="15"><draw:object xlink:href="./Formula-30" xlink:type="simple" xlink:show="embed" xlink:actuate="onLoad"/><draw:image xlink:href="./ObjectReplacements/Formula-30" xlink:type="simple" xlink:show="embed" xlink:actuate="onLoad"/></draw:frame><text:s/>is a cause of <draw:frame draw:style-name="fr1" draw:name="Object17" text:anchor-type="as-char" svg:width="1.924cm" svg:height="0.572cm" draw:z-index="16"><draw:object xlink:href="./Formula-32" xlink:type="simple" xlink:show="embed" xlink:actuate="onLoad"/><draw:image xlink:href="./ObjectReplacements/Formula-32" xlink:type="simple" xlink:show="embed" xlink:actuate="onLoad"/></draw:frame><text:s/>provided: (i) <draw:frame draw:style-name="fr1" draw:name="Object18" text:anchor-type="as-char" svg:width="1.626cm" svg:height="0.572cm" draw:z-index="17"><draw:object xlink:href="./Formula-34" xlink:type="simple" xlink:show="embed" xlink:actuate="onLoad"/><draw:image xlink:href="./ObjectReplacements/Formula-34" xlink:type="simple" xlink:show="embed" xlink:actuate="onLoad"/></draw:frame><text:s/>and <draw:frame draw:style-name="fr1" draw:name="Object19" text:anchor-type="as-char" svg:width="1.924cm" svg:height="0.572cm" draw:z-index="18"><draw:object xlink:href="./Formula-36" xlink:type="simple" xlink:show="embed" xlink:actuate="onLoad"/><draw:image xlink:href="./ObjectReplacements/Formula-36" xlink:type="simple" xlink:show="embed" xlink:actuate="onLoad"/></draw:frame><text:s/>exist, and (ii) <draw:frame draw:style-name="fr1" draw:name="Object20" text:anchor-type="as-char" svg:width="4.408cm" svg:height="0.572cm" draw:z-index="19"><draw:object xlink:href="./Formula-38" xlink:type="simple" xlink:show="embed" xlink:actuate="onLoad"/><draw:image xlink:href="./ObjectReplacements/Formula-38" xlink:type="simple" xlink:show="embed" xlink:actuate="onLoad"/></draw:frame><text:s/>exists <draw:frame draw:style-name="fr1" draw:name="Object21" text:anchor-type="as-char" svg:width="0.54cm" svg:height="0.467cm" draw:z-index="20"><draw:object xlink:href="./Formula-40" xlink:type="simple" xlink:show="embed" xlink:actuate="onLoad"/><draw:image xlink:href="./ObjectReplacements/Formula-40" xlink:type="simple" xlink:show="embed" xlink:actuate="onLoad"/></draw:frame><text:s/><draw:frame draw:style-name="fr1" draw:name="Object22" text:anchor-type="as-char" svg:width="2.351cm" svg:height="0.572cm" draw:z-index="21"><draw:object xlink:href="./Formula-42" xlink:type="simple" xlink:show="embed" xlink:actuate="onLoad"/><draw:image xlink:href="./ObjectReplacements/Formula-42" xlink:type="simple" xlink:show="embed" xlink:actuate="onLoad"/></draw:frame>, where <draw:frame draw:style-name="fr1" draw:name="Object23" text:anchor-type="as-char" svg:width="2.05cm" svg:height="0.467cm" draw:z-index="22"><draw:object xlink:href="./Formula-44" xlink:type="simple" xlink:show="embed" xlink:actuate="onLoad"/><draw:image xlink:href="./ObjectReplacements/Formula-44" xlink:type="simple" xlink:show="embed" xlink:actuate="onLoad"/></draw:frame>.</text:p></text:note-body></text:note> (Kim, 1973, p. 234)</text:p>
      <text:p text:style-name="First_20_paragraph">Esto es una definición <text:span text:style-name="T4">reduccionista</text:span> de la causalidad. Es reduccionista porque no usa lenguaje causal en la parte definitoria. La parte de “causa” en la anterior definición es el evento complejo que nos dice que hay una relación entre <draw:frame draw:style-name="fr1" draw:name="Object24" text:anchor-type="as-char" svg:width="0.238cm" svg:height="0.467cm" draw:z-index="23"><draw:object xlink:href="./Formula-46" xlink:type="simple" xlink:show="embed" xlink:actuate="onLoad"/><draw:image xlink:href="./ObjectReplacements/Formula-46" xlink:type="simple" xlink:show="embed" xlink:actuate="onLoad"/></draw:frame><text:s/>y <draw:frame draw:style-name="fr1" draw:name="Object25" text:anchor-type="as-char" svg:width="0.235cm" svg:height="0.467cm" draw:z-index="24"><draw:object xlink:href="./Formula-48" xlink:type="simple" xlink:show="embed" xlink:actuate="onLoad"/><draw:image xlink:href="./ObjectReplacements/Formula-48" xlink:type="simple" xlink:show="embed" xlink:actuate="onLoad"/></draw:frame><text:s/>en un tiempo <draw:frame draw:style-name="fr1" draw:name="Object26" text:anchor-type="as-char" svg:width="0.305cm" svg:height="0.467cm" draw:z-index="25"><draw:object xlink:href="./Formula-50" xlink:type="simple" xlink:show="embed" xlink:actuate="onLoad"/><draw:image xlink:href="./ObjectReplacements/Formula-50" xlink:type="simple" xlink:show="embed" xlink:actuate="onLoad"/></draw:frame><text:s/>específico. La segunda parte, el “efecto”, es el evento en el que <draw:frame draw:style-name="fr1" draw:name="Object27" text:anchor-type="as-char" svg:width="0.235cm" svg:height="0.467cm" draw:z-index="26"><draw:object xlink:href="./Formula-52" xlink:type="simple" xlink:show="embed" xlink:actuate="onLoad"/><draw:image xlink:href="./ObjectReplacements/Formula-52" xlink:type="simple" xlink:show="embed" xlink:actuate="onLoad"/></draw:frame><text:s/>es <draw:frame draw:style-name="fr1" draw:name="Object28" text:anchor-type="as-char" svg:width="0.314cm" svg:height="0.467cm" draw:z-index="27"><draw:object xlink:href="./Formula-54" xlink:type="simple" xlink:show="embed" xlink:actuate="onLoad"/><draw:image xlink:href="./ObjectReplacements/Formula-54" xlink:type="simple" xlink:show="embed" xlink:actuate="onLoad"/></draw:frame><text:s/>en <draw:frame draw:style-name="fr1" draw:name="Object29" text:anchor-type="as-char" svg:width="0.527cm" svg:height="0.467cm" draw:z-index="28"><draw:object xlink:href="./Formula-56" xlink:type="simple" xlink:show="embed" xlink:actuate="onLoad"/><draw:image xlink:href="./ObjectReplacements/Formula-56" xlink:type="simple" xlink:show="embed" xlink:actuate="onLoad"/></draw:frame>. Por ejemplo, supongamos que la causa soy yo dando una patada a mi librero en <draw:frame draw:style-name="fr1" draw:name="Object30" text:anchor-type="as-char" svg:width="0.305cm" svg:height="0.467cm" draw:z-index="29"><draw:object xlink:href="./Formula-58" xlink:type="simple" xlink:show="embed" xlink:actuate="onLoad"/><draw:image xlink:href="./ObjectReplacements/Formula-58" xlink:type="simple" xlink:show="embed" xlink:actuate="onLoad"/></draw:frame><text:s/>y sucede, entonces, que el librero se cae en <draw:frame draw:style-name="fr1" draw:name="Object31" text:anchor-type="as-char" svg:width="0.527cm" svg:height="0.467cm" draw:z-index="30"><draw:object xlink:href="./Formula-60" xlink:type="simple" xlink:show="embed" xlink:actuate="onLoad"/><draw:image xlink:href="./ObjectReplacements/Formula-60" xlink:type="simple" xlink:show="embed" xlink:actuate="onLoad"/></draw:frame>. El ejemplo anterior satisface (i). Para satisfacer (ii) necesitamos que haya un universal que relacione las patadas y los libreros cayéndose.</text:p>
      <text:p text:style-name="Text_20_body">Pero la condición (ii) parece ser una gran restricción para las relaciones causales, sin embargo, esta condición es muy fácil de satisfacer. Yo tengo una relación con mi librero: es mío y, supongamos que satisfacemos el siguiente universal: todos los libreros que tienen dueño se caen: siendo el dueño del librero <text:span text:style-name="T4">causa</text:span> que el librero se caiga.</text:p>
      <text:p text:style-name="Text_20_body">El ejemplo anterior es altamente debatible. Alguien puede señalar que viola la condición de contigüidad. Pero claramente hay libreros que se caen al lado de sus dueños. Si el ejemplo es plausible, entonces la definición de Kim es muy amplia.</text:p>
      <text:p text:style-name="Text_20_body">Aun si dijéramos que el ejemplo anterior es un mal ejemplo, existe otro problema, esto es que la definición trivializa los eventos únicos. Sabemos que hubo un punto del tiempo evolutivo en el que la vida dio un paso del agua a la tierra. Esto fue un evento único en la historia de la vida evolutiva de muchas especies.<text:note text:id="ftn18" text:note-class="footnote"><text:note-citation>17</text:note-citation><text:note-body><text:p text:style-name="Footnote">Una breve aclaración. En en filosofía de la biología se debate si lo que evoluciona son los organismos o las poblaciones. Como estamos altamente influenciados por la genética de poblaciones, los biólogos asumen –generalmente– que lo que evoluciona son las poblaciones.</text:p></text:note-body></text:note> Supongamos también que un grupo dentro de alguna población realizó este paso.</text:p>
      <text:p text:style-name="Text_20_body">Dado que previo a este fenómenos, toda la vida del planeta residía en el agua, todos los organismos guardan una relación con ella, porque viven ahí. Además ambos objetos son contiguos espacial y temporalmente. Entonces tendríamos que concluir que los organismos viviendo en el agua, causa el traslado de la vida a la tierra.</text:p>
      <text:p text:style-name="Text_20_body">Esta conclusión claramente es incorrecta. La causa de que haya vida en la tierra depende de factores muy diferentes a que vivan en el agua; aún cuando parezca necesario que tiene que haber vida en el agua, para que haya vida en la tierra, lo segundo no es efecto de lo primero.</text:p>
      <text:p text:style-name="Text_20_body">A partir de lo dicho en esta sección, podemos extraer un par de conclusiones. Primero, que aún no tenemos una buena caracterización de la causalidad. Segundo, como intenté mostrar con los ejemplos, que la causalidad juega un papel importante en nuestras explicaciones científicas. Por último, asumiendo la subsunción de eventos bajo un patrón (los universales de la condición (ii)) no <text:soft-page-break/>somos capaces de dar una explicación para la relación entre eventos particulares.</text:p>
      <text:p text:style-name="Text_20_body">Este último es un problema para muchas de nuestras teorías de la causalidad y no queda claro cómo podría resolverse; quizás todas nuestras teorías de la causalidad, están condenadas a perder la explicación de eventos únicos; Pero podemos explorar una teoría de la causalidad que no relacione eventos. Quizás podamos ofrecer solución a estos problemas si los relata son <text:span text:style-name="T4">hechos</text:span> y no <text:span text:style-name="T4">eventos</text:span>.</text:p>
      <text:h text:style-name="Heading_20_3" text:outline-level="3"><text:bookmark-start text:name="sec:hechos"/>Hechos<text:bookmark-end text:name="sec:hechos"/></text:h>
      <text:p text:style-name="First_20_paragraph">Si bien mencione rápidamente un par de problemas pendientes en la caracterización de los eventos como <text:span text:style-name="T1">relata</text:span>, hay otras razones por las cuáles los filósofos no están de acuerdo en que los <text:span text:style-name="T1">relata</text:span> sean <text:span text:style-name="T4">eventos</text:span>. La motivación clásica es que algunas relaciones causales dependen de ausencias: “que José no haya regado su orquídea, causa que la orquídea se seque”.</text:p>
      <text:p text:style-name="Text_20_body">Intuitivamente decimos que no existe un evento tal como “José no-regando su planta”, José simplemente no lo hizo. Pero claramente hay una relación causal entre la falta de agua de la planta y su muerte posterior. Esto quiere decir que las ausencias son causas, y como no hay tal cosa como eventos que no ocurren, entonces lo eventos no son <text:span text:style-name="T1">relata</text:span><text:span text:style-name="T1"><text:note text:id="ftn14" text:note-class="footnote"><text:note-citation>18</text:note-citation><text:note-body><text:p text:style-name="Footnote">No todos los filósofos están de acuerdo con este argumento. Si bien, es plausible pensar que no hay tal cosa como eventos negativos, algunos señalan que pueden ofrecer una caracterización de los eventos que no tenga este problema. Para más detalles, refiero al lector a <text:span text:style-name="T19">(</text:span><text:reference-mark-start text:name="JR_cite_1_Ehring2009"/><text:span text:style-name="T11">Ehring 2009</text:span><text:span text:style-name="T15">).</text:span><text:reference-mark-end text:name="JR_cite_1_Ehring2009"/></text:p></text:note-body></text:note></text:span>. Esta motivación ha llevado a algunos filósofos a optar por otro tipo de <text:span text:style-name="T1">relata</text:span>.</text:p>
      <text:p text:style-name="Text_20_body">Entre los <text:span text:style-name="T1">relata</text:span> más discutidos tenemos a los “hechos” y a las “variables”. Dejaré la caracterización de las variables para una sección posterior, porque me parece que es la mejor manera para comenzar a discutir ciertas características epistémicas de este tema. Por el momento concentrémonos en dar una caracterización de la causalidad que relacione <text:span text:style-name="T1">hechos</text:span>.</text:p>
      <text:p text:style-name="Text_20_body">Uno de los defensores más prominentes –de una teoría causal en la que los “hechos” son <text:span text:style-name="T1">relata</text:span>– es John Mellor (1995). El argumento de ausencias como causas loe podemos encontrar en en el capítulo 11,parágrafo 2. En su libro, Mellor ofrece una defensa sustanciosa de su teoría y por supuesto, una teoría de la causalidad que relacione hechos, depende de cómo caractericemos la naturaleza de éstas entidades.</text:p>
      <text:p text:style-name="Text_20_body">Me parece que la teoría causal de Mellor es más que plausible, pero tengo algunas reservas. Estas reservas están centradas en la caracterización que da Mellor de los hechos. Uno de los problemas que tengo con la teoría es que no hay una caracterización clara.</text:p>
      <text:p text:style-name="Text_20_body">Mellor inicia el capítulo 9 con una discusión sobre cómo caracterizar a los “hechos”. Dados los ejemplos que ofrece parece referirse a una forma clásica de individuar hechos: de acuerdo a la proposición que hacen verdadera “Para ver cómo esto puede suceder, recordemos que los hechos, por definición, corresponden a oraciones verdaderas, tales como, ‘Donald cae’ y ‘Donald muere’.”<text:note text:id="ftn20" text:note-class="footnote"><text:note-citation>19</text:note-citation><text:note-body><text:p text:style-name="Footnote">En el original “To see how this can happen, recall that facts by definition correspond to true sentences, like ‘Don falls’ and ‘Don dies’”.</text:p></text:note-body></text:note> (1995, p. 106).</text:p>
      <text:p text:style-name="Text_20_body"><text:soft-page-break/>Pero no es claro si esta es su intención, ya que parece admitir que, a pesar de que las oraciones son verdaderas debido al hecho con el cual corresponden “… mi afirmación de que los hechos sorresponden a la verdad es para definir a los hechos, no a la verdad”<text:note text:id="ftn0" text:note-class="footnote"><text:note-citation>20</text:note-citation><text:note-body><text:p text:style-name="Footnote">En el original “… my claim that facts correspond to truths is meant to define facts, not truth”</text:p></text:note-body></text:note> (p., 110) y unos párrafos después</text:p>
      <text:p text:style-name="P2">En principio, incluso si dicho criterio [criterio de identidad] es necesario, no necesito proveerlo. He dicho que la causalidad reportada por una oración verdadera ‘E porque C’ puede enlazar lo que sea que haga ‘C’ y ‘E’ verdaderos. En otras palabras, nuestra teoría de la causalidad puede ayudarse, de cualquiera que sea, la teoría correcta de la verdad que dé cuenta de la verdad de ‘C’ y ‘E’. (p. 112) <text:note text:id="ftn19" text:note-class="footnote"><text:note-citation>21</text:note-citation><text:note-body><text:p text:style-name="Footnote">En el original "First, even if some such criterion is needed, I need not supply it. I have <text:s/>said already that the causation reported by a true 'E because C' can link <text:s/>whatever makes 'C' and 'E' true. In other words, our theory of causation can help itself to whatever the right theory of truth uses to account for the <text:s/>truth of 'C' and 'E'." </text:p></text:note-body></text:note></text:p>
      <text:p text:style-name="First_20_paragraph">No es claro si Mellor tiene en mente otras teorías de la verdad clásicas<text:note text:id="ftn22" text:note-class="footnote"><text:note-citation>22</text:note-citation><text:note-body><text:p text:style-name="P6">Para una presentación más completa sobre las teorías clásicas de la verdad, refiero al lector a <text:span text:style-name="T17">(</text:span><text:reference-mark-start text:name="JR_cite_2_engel2014truth"/><text:span text:style-name="T12">Engel 2014</text:span><text:reference-mark-end text:name="JR_cite_2_engel2014truth"/>), especialmente el capítulo 1.</text:p></text:note-body></text:note>, como la coherentista o la pragmatista. Además, si las oraciones que involucran algún tipo de término causal son verdaderas, Mellor nos dice, son verdaderas en virtud de los hechos, lo que parece involucrar una teoría correspondentista; mientras al mismo tiempo, nos dice que no importa cómo es que dichas oraciones son verdaderas. Es decir que no individuamos a los hechos por las oraciones verdaderas con las que corresponden, porque es difuso cómo es que llegan a ser verdaderas. Lo cuál claramente hace espurio el punto inicial: ¿cómo individuamos hechos?</text:p>
      <text:p text:style-name="Text_20_body">El argumento de Mellor está relacionado con que si aceptamos una teoría correspondentista de la verdad, entonces no hay manera independiente de decir qué son los hechos. Pero no concuerdo con esta afirmación. Creo que es posible dejar a la teoría correspondentista tal como está y usarla para individuar a los hechos. Pero tengo la misma preocupación que tiene Mellor acerca de cómo nuestras oraciones verdaderas “corresponden” con los hechos.</text:p>
      <text:p text:style-name="Text_20_body">Además del punto anterior, Mellor introduce un nuevo tipo de entidades: los <text:span text:style-name="T3">facta</text:span>. Mellor nos dice que los <text:span text:style-name="T3">facta</text:span> son distintos a los hechos. La diferencia, me parece, queda más clara si pensamos, por ejemplo, en el hecho “la muerte de Don”. Esta oración es verdadera si Don de hecho muere, aunque la manera en la que este hecho “llegó a ser”, pudo haber ocurrido de formas diferentes. Don de hecho murió porque se cayó, pero pudo haber muerto de envenamiento; lo pudo haber atropellado el tren, etc, aunque ninguna haya sucedido. Los <text:span text:style-name="T1">facta</text:span>, dice Mellor, corresponden con estas diferentes maneras en las que el hecho “La muerte de Don” pudo llegar a haber sido.</text:p>
      <text:p text:style-name="Text_20_body">Creo que una buena caracterización de los hechos puede explicar cómo es que las oraciones son verdaderas, ofrecer un criterio de individuación y no servirse de los <text:span text:style-name="T1">facta</text:span> para explicar cómo llegó a darse el hecho. Además creo que esta caracterización me permitirá pasar de la ontología de los hechos a la de las variables. Trataré de hacer inteligible esta estrategia en las siguientes secciones.</text:p>
      <text:h text:style-name="Heading_20_4" text:outline-level="4"><text:bookmark-start text:name="i"/><text:soft-page-break/>I<text:bookmark-end text:name="i"/></text:h>
      <text:p text:style-name="First_20_paragraph">Entre filósofos hay un acuerdo más o menos general: que los hechos son fenómenos del mundo independientes de nuestras creencias.<text:note text:id="ftn23" text:note-class="footnote"><text:note-citation>23</text:note-citation><text:note-body><text:p text:style-name="Footnote">Las interpretaciones realistas acerca de los hechos asumen esto. Sin embargo, no todos están de acuerdo. Por ejemplo, algunos filosófos de la ciencia, argumentan que nuestras descripciones de los fenómenos científicos están teóricamente cargadas (Hanson, 1958). Si nuestras descripciones están teóricamente cargadass, entonces no son completamente independientes de nuestros estados mentales.</text:p></text:note-body></text:note> Creo que todos nosotros estamos de acuerdo que es un hecho que (i) “Andrés Manuel López Obrador es el actual presidente de México”, y que (ii) “La suma de <draw:frame draw:style-name="fr1" draw:name="Object32" text:anchor-type="as-char" svg:width="1.355cm" svg:height="0.467cm" draw:z-index="31"><draw:object xlink:href="./Formula-62" xlink:type="simple" xlink:show="embed" xlink:actuate="onLoad"/><draw:image xlink:href="./ObjectReplacements/Formula-62" xlink:type="simple" xlink:show="embed" xlink:actuate="onLoad"/></draw:frame>”. Además, creo que estamos de acuerdo <text:span text:style-name="T17">con que </text:span>i y ii no depende<text:span text:style-name="T17">n</text:span> de lo que creamos. Uno puede exclamar algo como “¡AMLO no es mi presidente!”, pero esto sugiere cierta inconformidad con el mandatorio, no por ello deja de ser presidente. Es decir que tenemos la fuerte intuición de que nuestros estados epistémicos no afectan lo que es un hecho: nuestras creencias no afectan el mundo.</text:p>
      <text:p text:style-name="Text_20_body">Partiré del supuesto anterior –que los hechos son independientes de la mente humana– y ofreceré algunas razones para individuar los hechos de acuerdo a las <text:span text:style-name="T4">proposiciones</text:span> que hacen verdaderas. Además quiero introducir otro supuesto: el mundo es altamente complejo y es una tarea complicada evaluar si nuestras descripciones corresponden con los hechos. Lo que diré implica que los humanos difícilmente somos capaces de ofrecer una caracterización de grano fino de los hechos. Pero esto no quiere decir que debamos echar por tierra el tema de la individuación de los hechos.</text:p>
      <text:p text:style-name="Text_20_body">Además, los “hechos” causales tampoco son afectados por nuestros estados epistémicos. Por ejemplo, en la oración “el calentamiento global se debe a la intervención humana en el ambiente”. El término “<text:span text:style-name="T1">se debe a</text:span>” es un término causal: la intervención humana <text:span text:style-name="T1">causa</text:span> el calentamiento global; y esto es verdad independientemente de lo que algunos creen. Con estos supuestos en mano, veamos cómo individuar hechos.</text:p>
      <text:h text:style-name="Heading_20_4" text:outline-level="4"><text:bookmark-start text:name="ii"/>II<text:bookmark-end text:name="ii"/></text:h>
      <text:p text:style-name="First_20_paragraph">Lo anterior sugiere que los hechos causales, en efecto, pertenecen al conjunto de los hechos a secas. Sabemos, además, que la relación causal no puede ser verdadera o falsa, ése es un fenómeno físico; Por otro lado, las oraciones que proferimos sí pueden ser verdaderas o falsas. Más aún, nuestras oraciones tienen cierto contenido: 2 oraciones pueden significar lo mismo (aún siendo distintas oraciones); tenemos además fenómenos como la sinonimia, la homonimia y la homofonía.</text:p>
      <text:p text:style-name="Text_20_body">Los filósofos tienen una manera muy elegante de explicar los fenómenos anteriores: <text:span text:style-name="T1">las proposiciones</text:span> Dos oraciones sinónimas tienen el mismo significado porque expresan la misma oración; dos palabras homófonas tienen diferente significado en una oración, porque las oraciones expresan diferentes proposiciones; un homónimo puede hacer que una oración sea verdadera o falsa, dependiendo del nombre que toma como valor, lo que a su vez pueden expresar dos proposiciones.<text:note text:id="ftn24" text:note-class="footnote"><text:note-citation>24</text:note-citation><text:note-body><text:p text:style-name="P6">Para una revisión más detallada de las teorías del significado proposicional, refiero al lector a <text:span text:style-name="T18">(</text:span><text:reference-mark-start text:name="JR_cite_1_lycan2018"/><text:span text:style-name="T11">Lycan 2018</text:span><text:span text:style-name="T15">)</text:span><text:reference-mark-end text:name="JR_cite_1_lycan2018"/>, <text:span text:style-name="T17">especialmente el </text:span>capítulo 5.</text:p></text:note-body></text:note></text:p>
      <text:p text:style-name="P11"><text:soft-page-break/>Esto significa que lo que realmente nos interesa de las oraciones verdaderas es su contenido. Lo que me permite pasar de oraciones a sus contenidos, las <text:span text:style-name="T1">proposiciones</text:span>. Porque las oraciones son proferencias de un contenido que puede ser verdadero o falso. Por tanto, podemos olvidarnos por un momento de las oraciones, lo que necesitamos es una caracterización de las proposiciones. Desafortunadamente hay muchas maneras de caracterizar a las proposiciones<text:note text:id="ftn25" text:note-class="footnote"><text:note-citation>25</text:note-citation><text:note-body><text:p text:style-name="Footnote"><text:s/>Hay varias teorías de lo que es una proposición. Aquí tomo una ruta clásica. El lector interesado puede leer la entrada <text:span text:style-name="T17">(</text:span><text:span text:style-name="T11">McGrath &amp; Frank 2023</text:span><text:span text:style-name="T14">)</text:span></text:p></text:note-body></text:note>, pero a favor del argumento, usaré una caracterización clásica: la teoría de Wittgenstein.</text:p>
      <text:p text:style-name="Text_20_body">Ahora que tenemos a las proposiciones a la mano, hay que hablar de el contenido de las oraciones que involucran términos causales. Si tenemos una buena teoría de las proposiciones, entonces tenemos forma de individuar a los hechos. Para este argumento, primero hay que justificar el condicional “Si tenemos una buena…, entonces …a los hechos”. Una buena teoría de las proposiciones es la de Wittgenstein. Creo que es buena porque explica muchos fenómenos intuitivos: que el mundo no depende de nuestros estados epistémicos, cómo podemos fallar en que nuestras representaciones sean perfectamente acertadas y qué es el contenido de una oración.</text:p>
      <text:p text:style-name="Text_20_body">Retomando algunos pasajes del “Tractatus Logico-Philosophicus” de Wittgenstein, nuestro autor nos dice, en 1.1, que “El mundo es la suma total de los hechos, no de los objetos.”<text:note text:id="ftn26" text:note-class="footnote"><text:note-citation>26</text:note-citation><text:note-body><text:p text:style-name="Footnote">En el original “The world is the sum total of all facts, not all things.”</text:p></text:note-body></text:note> (2024). Señala además que los pensamientos son la forma en que nos representamos (verdadera o falsamente) los hechos –la llamada teoría pictórica de Wittgenstein–.</text:p>
      <text:p text:style-name="Text_20_body">Luego expresamos nuestros pensamientos en forma de marcas proposicionales: oraciones, sonidos, etc. El significado de una proposición depende de qué tan bien represente los hechos: si el hecho representado tiene la misma forma lógica que la proposición, entonces la proposición es verdadera. Pero hay una precaución, Wittgenstein nos dice que “Todo lo que es parte de la proyección es parte de la proposición, pero lo proyectado <text:span text:style-name="T1">no es</text:span> parte de la proposición.”<text:note text:id="ftn27" text:note-class="footnote"><text:note-citation>27</text:note-citation><text:note-body><text:p text:style-name="Footnote">En el original “everything that is part of the projection is part of the proposition, but what is projected is <text:span text:style-name="T1">not</text:span> part of the proposition.” Énfasis en el original.</text:p></text:note-body></text:note> (2024, 3.13). Es decir que las proposiciones son verdaderas en virtud de los hechos, pero la proposición depende de los hechos y no viceversa.<text:note text:id="ftn28" text:note-class="footnote"><text:note-citation>28</text:note-citation><text:note-body><text:p text:style-name="Footnote">Confronté mi lectura de Wittgenstein con la exposición que hace Potter (2019). Me parece que estamos de acuerdo en la interpretación. Me gustaría afirmar que, por tanto, es correcta.</text:p></text:note-body></text:note></text:p>
      <text:p text:style-name="Text_20_body">Si todo lo anterior es correcto, podemos interpretar a Wittgenstein diciendo que los hechos son fenómenos <text:span text:style-name="T1">en el mundo</text:span> y son los hechos lo que hacen que una proposición sea verdadera.<text:note text:id="ftn29" text:note-class="footnote"><text:note-citation>29</text:note-citation><text:note-body><text:p text:style-name="Footnote">Por utilizar términos técnicos, los hechos son “hacedores-de-verdad”, mientras que las proposiciones son “portadores-de-verdad” (Asay, 2023). Esta terminología es utilizada por los teóricos de la verdad, particularmente aquellos que defienden algún tipo de teoría correspondentista.</text:p></text:note-body></text:note> Siguiendo esta línea de razonamiento, podemos afirmar que: los hechos están individuados debido a la proposición a la cuál corresponden. Porque a cada uno de los hechos les corresponde una proposición verdadera. Cada proposición tiene una forma lógica y cada hecho también, por lo que, la proposición es verdadera si y sólo sí tiene la misma forma lógica que el hecho. Entonces: tenemos una buena teoría de las proposiciones que nos permite individuar a los hechos.</text:p>
      <text:p text:style-name="Text_20_body"><text:soft-page-break/></text:p>
      <text:p text:style-name="Text_20_body"/>
      <text:h text:style-name="Heading_20_4" text:outline-level="4"><text:bookmark-start text:name="iii"/>III<text:bookmark-end text:name="iii"/></text:h>
      <text:p text:style-name="First_20_paragraph">Sin embargo, no todos los filósofos están de acuerdo con esta teoría. Austin (2013), por ejemplo<text:note text:id="ftn30" text:note-class="footnote"><text:note-citation>30</text:note-citation><text:note-body><text:p text:style-name="Footnote">Austin en este artículo está ofreciendo argumentos en contra de la existencia de proposiciones. Tiene un argumento para señalar por qué no tiene sentido hablar de proposiciones si las oraciones pueden hacer todo el trabajo y más. Pero uno de los argumentos contra las proposiciones que ofrece Austin, ofrece una base para establecer un punto que quiero discutir en la sección “Variables”.</text:p></text:note-body></text:note>, señala que no siempre somos capaces de formarnos un pensamiento bien estructurado de los hechos. Esto se debe a que en ocasiones nuestro lenguaje es insuficiente para describir con todo detalle el mundo. El argumento en el que estoy pensando aparece a partir de la subsección 5.</text:p>
      <text:p text:style-name="Text_20_body">Austin nos dice que una representación cualquiera no puede ser “verdadera”, sino acertada. Además que los símbolos lingüísticos no difieren de otros símbolos –por ejemplo, los de un mapa– y que hay una plétora de maneras distintas de hablar acerca de la relación entre nuestras palabras y el mundo “Decimos, por ejemplo, que una afirmación es exagerada, vaga o trivial, que una descripción es muy general, cruda o engañosa, una explicación muy general o muy detallada”<text:note text:id="ftn31" text:note-class="footnote"><text:note-citation>31</text:note-citation><text:note-body><text:p text:style-name="Footnote">En el original “We say, for example, that a certain statement is exaggerated or vague or bald, a description somewhat rough or misleading or not very good, an account rather general or too concise.”</text:p></text:note-body></text:note> (p. 37).</text:p>
      <text:p text:style-name="Text_20_body">Si estamos de acuerdo con lo que señala Austin, entonces parece claro que difícilmente podemos hablar de la “verdad” a secas de una oración cualquiera. Hay muchas formas diferentes de decir que algo es adecuado, no sólo tenemos “es verdadero” a la mano.</text:p>
      <text:p text:style-name="Text_20_body">A primera vista, esto parece echar por tierra lo que dije relativo a los hechos y a las proposiciones. Si nunca son perfectamente acertadas las oraciones que usamos para hablar de las “cosas” que hay fuera de nuestra cabeza, entonces ¿para que necesitamos a las proposiciones para individuar hechos? Esto se parece al argumento de Frege: la verdad no puede ser correspondencia porque la correspondencia admite grados, la verdad no. Algo sólo puede representar en cierto grado otra cosa, y sólo podemos representar a menos que los objetos que están relacionados (un objeto <draw:frame draw:style-name="fr1" draw:name="Object33" text:anchor-type="as-char" svg:width="0.305cm" svg:height="0.467cm" draw:z-index="32"><draw:object xlink:href="./Formula-64" xlink:type="simple" xlink:show="embed" xlink:actuate="onLoad"/><draw:image xlink:href="./ObjectReplacements/Formula-64" xlink:type="simple" xlink:show="embed" xlink:actuate="onLoad"/></draw:frame><text:s/>representando a un objeto <draw:frame draw:style-name="fr1" draw:name="Object34" text:anchor-type="as-char" svg:width="0.296cm" svg:height="0.467cm" draw:z-index="33"><draw:object xlink:href="./Formula-66" xlink:type="simple" xlink:show="embed" xlink:actuate="onLoad"/><draw:image xlink:href="./ObjectReplacements/Formula-66" xlink:type="simple" xlink:show="embed" xlink:actuate="onLoad"/></draw:frame>) sean cualitativamente idénticos, pero “la verdad no admite grados” <text:span text:style-name="T18">(Frege 2016</text:span>, pp. 323-327<text:span text:style-name="T18">)</text:span>.</text:p>
      <text:p text:style-name="Text_20_body">Me parece que esta aclaración es fundamental para esclarecer mi cuestión actual: la tensión entre la verdad de las proposiciones y la falla representacional de nuestras oraciones. Estoy de acuerdo tanto con Wittgenstein como con Austin. Con Wittgenstein concuerdo en que hay hechos que no dependen de nuestras creencias –incluso de nuestra forma de describirlos lingüísticamente– y que son estos hechos los que hacen verdaderas a las proposiciones en el sentido de Wittgenstein.</text:p>
      <text:p text:style-name="Text_20_body">Como he señalado en esta sección, el contenido de las oraciones son proposiciones y las proposiciones nos permiten explicar una plétora de fenómenos intuitivos. Pero creo que esto no es incompatible con nuestra falla expresiva humana, nuestras oraciones no siempre son perfectamente <text:soft-page-break/>adecuadas como medios representacionales. Somos organismos con limitaciones cognitivas como para afirmar que nuestras representaciones siempre van a ser perfectamente acertadas, ¡Pero no tienen por qué serlo! Tenemos muchas maneras, como nos dice Austin, para decir qué tan adecuada es una representación y dichas representaciones van a perder ciertos detalles de los hechos, de manera que nos alejan del objetivo a representar. Pero esto es algo con lo que debemos vivir como seres humanos.</text:p>
      <text:p text:style-name="Text_20_body">También dije que la teoría correspondentista es altamente intuitiva, especialmente porque lo que sea que haga a nuestras oraciones verdaderas (o más o menos acertadas) no es algo que dependa de nosotros. Pero hay ciertas cuestiones epistémicas relacionadas a qué tan buenos o malos somos para describir los hechos con nuestras oraciones u otras marcas proposicionales. Dejemos que la teoría correspondentista se ocupe de la verdad de proposiciones, pero es una cuestión a parte cómo vamos a ser capaces de representarnos a los hechos.</text:p>
      <text:p text:style-name="Text_20_body">Es costoso investigar, justificar y, después de un proceso, señalar que una oración es acertada. La cuestión de la representación de los hechos, más que una cuestión semántica, es una cuestión epistémica: estrechamente vinculada a cómo investigamos y justificamos hipótesis. Una teoría de la causalidad que admite <text:span text:style-name="T4">variables</text:span> como <text:span text:style-name="T1">relata</text:span> ilustra muy bien esta dificultad.</text:p>
      <text:h text:style-name="Heading_20_1" text:outline-level="1"><text:bookmark-start text:name="sec:varia"/><text:bookmark-start text:name="__RefHeading___Toc1139_895547925"/><text:reference-mark-start text:name="varia"/>Variable<text:bookmark-end text:name="sec:varia"/><text:span text:style-name="T20">s como </text:span><text:span text:style-name="T2">relata</text:span><text:span text:style-name="T20"> y cuestiones epistémicas</text:span><text:bookmark-end text:name="__RefHeading___Toc1139_895547925"/><text:reference-mark-end text:name="varia"/></text:h>
      <text:p text:style-name="P5">Hasta este punto he brevemente recorrido varias caracterizaciones de la causalidad. Vimos que hay problemas con las caracteerizaciones basadas en <text:span text:style-name="T4">eventos</text:span><text:span text:style-name="T7"> y en </text:span><text:span text:style-name="T4">hechos</text:span><text:span text:style-name="T7">. </text:span><text:span text:style-name="T8">Luego caractericé a las propossiciones de acuerdo a la teoría de Wittgenstein y revisé un punto que hace Austin acerca de la representación de los hechos.</text:span></text:p>
      <text:p text:style-name="P12"><text:span text:style-name="T7">Dicho lo anterior, creo que podemos estar de acuerdo en dos cosas. Primero que si los hechos causales pertenecen al conjunto de los hechos, entonces los hechos causales no dependen de nuestros estados epistémicos. </text:span><text:span text:style-name="T9">Segundo, siguiendo a Austin y el supuesto inicial –que el mundo es bastante complejo— que muchas de las veces nuestras representaciones son inadecuadas.</text:span></text:p>
      <text:p text:style-name="P12"><text:span text:style-name="T9">Dejemos que la caracterización de los hechos que hice sea realista: al modo de la teoría correspondentista. Mientras que nuestras representaciones sean aquellas que no son “verdaderas” a secas, sino adecuadas, más informativas, etc. En particular lo que llamé “hechos causales” comparten estas características con los “hechos” a secas.</text:span></text:p>
      <text:p text:style-name="First_20_paragraph"><text:span text:style-name="T21">Por supuesto que q</text:span>ueremos oraciones verdaderas. <text:span text:style-name="T21">Si </text:span>queremos <text:span text:style-name="T21">tener </text:span>conocimiento <text:span text:style-name="T21">de un fenómeno, nuestras creencias tienen que ser verdaderas</text:span>. Aunque muchas veces fallamos en asequir los hechos: necesitamos una manera sustanciosa de justificar cómo exactamente una oración corresponde con los hechos. Para ello hay que adentrarnos en terreno epistémico</text:p>
      <text:p text:style-name="Text_20_body">Digamos que queremos saber si una hipótesis es verdadera. Asumamos que la hipótesis es “todos los cuervos son negros”</text:p>
      <text:h text:style-name="Heading_20_1" text:outline-level="1"><text:bookmark-start text:name="referencias"/><text:soft-page-break/>Referencias<text:bookmark-end text:name="referencias"/></text:h>
      <text:p text:style-name="Text_20_body"/>
      <text:section text:style-name="Sect1" text:name="refs">
        <text:section text:style-name="Sect1" text:name="ref-aristoteles2008">
          <text:p text:style-name="Text_20_body">Aristóteles. (2008). <text:span text:style-name="T1">Física</text:span> (1ª ed.). Gredos.</text:p>
        </text:section>
        <text:section text:style-name="Sect1" text:name="ref-Asay2023-ASATPA">
          <text:p text:style-name="Text_20_body">Asay, J. (2023). <text:span text:style-name="T1">Truthmaking</text:span>. Cambridge University Press.</text:p>
        </text:section>
        <text:section text:style-name="Sect1" text:name="ref-ausin2005">
          <text:p text:style-name="Text_20_body">Ausin, I., Alonso-Blanco, C., &amp; Martinez-Zapater, J.-M. (2005). Environmental Regulation of Flowering. <text:span text:style-name="T1">The International Journal of Developmental Biology</text:span>, <text:span text:style-name="T1">49</text:span>(5-6), 689-705. <text:a xlink:type="simple" xlink:href="https://doi.org/10.1387/ijdb.052022ia" text:style-name="Internet_20_link" text:visited-style-name="Visited_20_Internet_20_Link"><text:span text:style-name="Definition">https://doi.org/10.1387/ijdb.052022ia</text:span></text:a></text:p>
        </text:section>
        <text:section text:style-name="Sect1" text:name="ref-Austin1950">
          <text:p text:style-name="Text_20_body">Austin, J. L. (2013). Truth. En <text:span text:style-name="T1">Truth</text:span> (pp. 39-54). The Aristotelian Society.</text:p>
        </text:section>
        <text:section text:style-name="Sect1" text:name="ref-cartwright1983">
          <text:p text:style-name="Text_20_body">Cartwright, N. (1983). <text:span text:style-name="T1">How the Laws of Physics Lie</text:span>. Oxford University Press. <text:a xlink:type="simple" xlink:href="https://doi.org/10.1093/0198247044.001.0001" text:style-name="Internet_20_link" text:visited-style-name="Visited_20_Internet_20_Link"><text:span text:style-name="Definition">https://doi.org/10.1093/0198247044.001.0001</text:span></text:a></text:p>
        </text:section>
        <text:section text:style-name="Sect1" text:name="ref-cartwright2022">
          <text:p text:style-name="Text_20_body">Cartwright, N. (2022). <text:span text:style-name="T1">A Philosopher Looks at Science</text:span>. Cambridge University Press. <text:a xlink:type="simple" xlink:href="https://doi.org/10.1017/9781009201896" text:style-name="Internet_20_link" text:visited-style-name="Visited_20_Internet_20_Link"><text:span text:style-name="Definition">https://doi.org/10.1017/9781009201896</text:span></text:a></text:p>
        </text:section>
        <text:section text:style-name="Sect1" text:name="ref-catherine2014">
          <text:p text:style-name="Text_20_body">Catherine, P. (2014). Genetics of Phenotypic Evolution. En <text:span text:style-name="T1">The Princeton Guide to Evolution</text:span> (pp. 10-27). Princeton University Press.</text:p>
        </text:section>
        <text:section text:style-name="Sect1" text:name="ref-cohen2009">
          <text:p text:style-name="Text_20_body">Cohen, J., &amp; Callender, C. (2009). A Better Best System Account of Lawhood. <text:span text:style-name="T1">Philosophical Studies</text:span>, <text:span text:style-name="T1">145</text:span>(1), 1-34. <text:a xlink:type="simple" xlink:href="https://doi.org/10.1007/s11098-009-9389-3" text:style-name="Internet_20_link" text:visited-style-name="Visited_20_Internet_20_Link"><text:span text:style-name="Definition">https://doi.org/10.1007/s11098-009-9389-3</text:span></text:a></text:p>
        </text:section>
        <text:section text:style-name="Sect1" text:name="ref-Hanson1958-HANPOD">
          <text:p text:style-name="P7">Ehring, D. (2009). Causal Relata. In H. Beebee, C. Hitchcock, &amp; P. Menzies (Eds.), <text:span text:style-name="T1">The Oxford Handbook of Causation</text:span>. Oxford University Press UK.</text:p>
          <text:p text:style-name="Text_20_body">Engel, P. (2014). <text:span text:style-name="T1">Truth</text:span>. Taylor &amp; Francis.</text:p>
          <text:p text:style-name="P9">Frege, G. (2016). El pensamiento. Una investigación lógica. <text:span text:style-name="T18">E</text:span>n <text:span text:style-name="T1">Escritos sobre lógica, semántica y filosofía de las matemáticas</text:span>. Instituto de Investigaciones Filosóficas.</text:p>
          <text:p text:style-name="Text_20_body">Hanson, N. R. (1958). <text:span text:style-name="T1">Patterns of Discovery</text:span>. University Press.</text:p>
        </text:section>
        <text:section text:style-name="Sect1" text:name="ref-hempel1965">
          <text:p text:style-name="Text_20_body">Hempel, C. G. (1965). <text:span text:style-name="T1">Aspects of Scientific Explanation: And Other Essays in the Philosophy of Science.</text:span> (p. 505). Free Press.</text:p>
          <text:p text:style-name="P9">Hume, D. (1784). An Enquiry Concerning Human Understanding En La Versión de <text:span text:style-name="T10">w</text:span>ww.<text:span text:style-name="T10">e</text:span>arlymoderntexts.Com.</text:p>
        </text:section>
        <text:section text:style-name="Sect1" text:name="ref-kim1973">
          <text:p text:style-name="Text_20_body">Kim, J. (1973). Causation, Nomic Subsumption, and the Concept of Event. <text:span text:style-name="T1">The Journal of Philosophy</text:span>, <text:span text:style-name="T1">70</text:span>(8), 217-236. <text:a xlink:type="simple" xlink:href="https://doi.org/10.2307/2025096" text:style-name="Internet_20_link" text:visited-style-name="Visited_20_Internet_20_Link"><text:span text:style-name="Definition">https://doi.org/10.2307/2025096</text:span></text:a></text:p>
        </text:section>
        <text:section text:style-name="Sect1" text:name="ref-llaudet2023">
          <text:p text:style-name="Text_20_body">Llaudet, E., &amp; Imai, K. (2023). <text:span text:style-name="T1">Data Analysis for Social Science: A Friendly and Practical Introduction</text:span> (1.ª ed.). Princeton University Press.</text:p>
          <text:p text:style-name="P9">Lycan, W. G. (2018). <text:span text:style-name="T1">Philosophy of Language</text:span>. Routledge.</text:p>
        </text:section>
        <text:section text:style-name="Sect1" text:name="ref-Mellor1995-MELTFO-6">
          <text:p text:style-name="Text_20_body"><text:soft-page-break/>Mellor, D. H. (1995). <text:span text:style-name="T1">The Facts of Causation</text:span>. Routledge.</text:p>
        </text:section>
        <text:section text:style-name="Sect1" text:name="ref-michael2014">
          <text:p text:style-name="Text_20_body">Michael, W. (2014). From DNA to Phenotypes. En <text:span text:style-name="T1">The Princeton Guide to Evolution</text:span> (pp. 40-46). Princeton University Press.</text:p>
          <text:p text:style-name="P9">McGrath, M., &amp; Frank, D. (2023). <text:span text:style-name="T17">Propo</text:span>sitions. In E. N. Zalta &amp; U. Nodelman (Eds.), <text:span text:style-name="T1">The Stanford Encyclopedia of Philosophy</text:span> (Winter 2023). Metaphysics Research Lab, Stanford University.</text:p>
        </text:section>
        <text:section text:style-name="Sect1" text:name="ref-Mumford2013-MUMCAV">
          <text:p text:style-name="Text_20_body">Mumford, S., &amp; Anjum, R. L. (2013). <text:span text:style-name="T1">Causation: A Very Short Introduction</text:span> (R. L. Anjum, Ed.). Oxford University Press.</text:p>
        </text:section>
        <text:section text:style-name="Sect1" text:name="ref-Potter2019-POTEAP">
          <text:p text:style-name="Text_20_body">Potter, M. (2019). <text:span text:style-name="T1">The Rise of Analytic Philosophy, 1879-1930: From Frege to Ramsey</text:span>. Routledge.</text:p>
        </text:section>
        <text:section text:style-name="Sect1" text:name="ref-quine1956">
          <text:p text:style-name="Text_20_body">Quine, W. V. (1956). Quantifiers and Propositional Attitudes. <text:span text:style-name="T1">The Journal of Philosophy</text:span>, <text:span text:style-name="T1">53</text:span>(5), 177-187. <text:a xlink:type="simple" xlink:href="https://doi.org/10.2307/2022451" text:style-name="Internet_20_link" text:visited-style-name="Visited_20_Internet_20_Link"><text:span text:style-name="Definition">https://doi.org/10.2307/2022451</text:span></text:a></text:p>
        </text:section>
        <text:section text:style-name="Sect1" text:name="ref-quine1985">
          <text:p text:style-name="Text_20_body">Quine, W. V. (1985). Events and Reification. En E. Lepore &amp; B. McLaughlin (Eds.), <text:span text:style-name="T1">Actions and Events: Perspectives on the Philosophy of Davidson</text:span> (pp. 162-171). Blackwell.</text:p>
        </text:section>
        <text:section text:style-name="Sect1" text:name="ref-Rosenberg2000-ROSPOS-7">
          <text:p text:style-name="Text_20_body">Rosenberg, A. (2000). <text:span text:style-name="T1">Philosophy of Science: A Contemporary Introduction</text:span>. Routledge.</text:p>
        </text:section>
        <text:section text:style-name="Sect1" text:name="ref-russell1912">
          <text:p text:style-name="Text_20_body">Russell, B. (1912). The Notion of Cause. <text:span text:style-name="T1">Proceedings of the Aristotelian Society</text:span>, <text:span text:style-name="T1">13</text:span>, 1-26.</text:p>
        </text:section>
        <text:section text:style-name="Sect1" text:name="ref-wittgenstein2024">
          <text:p text:style-name="Text_20_body">Wittgenstein, L. (2024). <text:span text:style-name="T1">Tractatus Logico-Philosophicus</text:span> (Primera). Liveright.</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es"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fo:language="es"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dc:title>Causalidad</dc:title>
    <dc:description/>
    <dc:subject/>
    <meta:keyword/>
    <dc:language>es</dc:language>
    <meta:initial-creator/>
    <meta:creation-date>2024-03-28T20:22:24Z</meta:creation-date>
    <dc:date>2024-03-28T16:42:52.613326317</dc:date>
    <meta:editing-duration>PT23M55S</meta:editing-duration>
    <meta:editing-cycles>2</meta:editing-cycles>
    <meta:document-statistic meta:table-count="0" meta:image-count="0" meta:object-count="35" meta:page-count="18" meta:paragraph-count="174" meta:word-count="8572" meta:character-count="53782" meta:non-whitespace-character-count="45079"/>
    <meta:user-defined meta:name="affiliation">Universidad Nacional Autónoma de México</meta:user-defined>
    <meta:user-defined meta:name="bibliography">Tesis.bib</meta:user-defined>
    <meta:user-defined meta:name="csl">apa.csl</meta:user-defined>
    <meta:user-defined meta:name="subtitle">¿Qué causa qué y qué evidencia tenemos?</meta:user-defined>
  </office:meta>
</office:document-meta>
</file>

<file path=Formula-0/content.xml><?xml version="1.0" encoding="utf-8"?>
<math xmlns="http://www.w3.org/1998/Math/MathML" display="inline">
  <mi>x</mi>
</math>
</file>

<file path=Formula-10/content.xml><?xml version="1.0" encoding="utf-8"?>
<math xmlns="http://www.w3.org/1998/Math/MathML" display="inline">
  <mrow>
    <mi>Δ</mi>
    <mi>t</mi>
  </mrow>
</math>
</file>

<file path=Formula-12/content.xml><?xml version="1.0" encoding="utf-8"?>
<math xmlns="http://www.w3.org/1998/Math/MathML" display="inline">
  <mrow>
    <mo stretchy="true" form="prefix">[</mo>
    <mrow>
      <mo stretchy="true" form="prefix">(</mo>
      <msub>
        <mi>x</mi>
        <mi>n</mi>
      </msub>
      <mo>,</mo>
      <mi>t</mi>
      <mo stretchy="true" form="postfix">)</mo>
    </mrow>
    <mo>,</mo>
    <mi>P</mi>
    <mo stretchy="true" form="postfix">]</mo>
  </mrow>
</math>
</file>

<file path=Formula-14/content.xml><?xml version="1.0" encoding="utf-8"?>
<math xmlns="http://www.w3.org/1998/Math/MathML">
  <semantics>
    <mrow>
      <mo fence="true" form="prefix" stretchy="true">[</mo>
      <mrow>
        <mrow>
          <mrow>
            <mo fence="true" form="prefix" stretchy="true">(</mo>
            <mrow>
              <mrow>
                <msub>
                  <mi>x</mi>
                  <mi>n</mi>
                </msub>
                <mi>,</mi>
                <mi>t</mi>
              </mrow>
            </mrow>
            <mo fence="true" form="postfix" stretchy="true">)</mo>
          </mrow>
          <mi>,</mi>
          <mi>G</mi>
        </mrow>
      </mrow>
      <mo fence="true" form="postfix" stretchy="true">]</mo>
    </mrow>
    <annotation encoding="StarMath 5.0">left [ { left ( { x _ n , t } right ) , G  } right ]</annotation>
  </semantics>
</math>
</file>

<file path=Formula-16/content.xml><?xml version="1.0" encoding="utf-8"?>
<math xmlns="http://www.w3.org/1998/Math/MathML" display="inline">
  <mrow>
    <mo stretchy="true" form="prefix">[</mo>
    <mrow>
      <mo stretchy="true" form="prefix">(</mo>
      <mi>a</mi>
      <mo>,</mo>
      <mi>b</mi>
      <mo>,</mo>
      <mi>T</mi>
      <mo stretchy="true" form="postfix">)</mo>
    </mrow>
    <mo>,</mo>
    <mi>P</mi>
    <mo stretchy="true" form="postfix">]</mo>
  </mrow>
</math>
</file>

<file path=Formula-18/content.xml><?xml version="1.0" encoding="utf-8"?>
<math xmlns="http://www.w3.org/1998/Math/MathML" display="inline">
  <mrow>
    <mo stretchy="true" form="prefix">[</mo>
    <mrow>
      <mo stretchy="true" form="prefix">(</mo>
      <mi>b</mi>
      <mo>,</mo>
      <mi>T</mi>
      <mi>′</mi>
      <mo stretchy="true" form="postfix">)</mo>
    </mrow>
    <mo>,</mo>
    <mi>Q</mi>
    <mo stretchy="true" form="postfix">]</mo>
  </mrow>
</math>
</file>

<file path=Formula-2/content.xml><?xml version="1.0" encoding="utf-8"?>
<math xmlns="http://www.w3.org/1998/Math/MathML" display="inline">
  <mi>x</mi>
</math>
</file>

<file path=Formula-20/content.xml><?xml version="1.0" encoding="utf-8"?>
<math xmlns="http://www.w3.org/1998/Math/MathML" display="inline">
  <mrow>
    <mo stretchy="true" form="prefix">[</mo>
    <mrow>
      <mo stretchy="true" form="prefix">(</mo>
      <mi>a</mi>
      <mo>,</mo>
      <mi>b</mi>
      <mo>,</mo>
      <mi>T</mi>
      <mo stretchy="true" form="postfix">)</mo>
    </mrow>
    <mo stretchy="true" form="postfix">]</mo>
  </mrow>
</math>
</file>

<file path=Formula-22/content.xml><?xml version="1.0" encoding="utf-8"?>
<math xmlns="http://www.w3.org/1998/Math/MathML" display="inline">
  <mrow>
    <mo stretchy="true" form="prefix">[</mo>
    <mrow>
      <mo stretchy="true" form="prefix">(</mo>
      <mi>b</mi>
      <mo>,</mo>
      <mi>T</mi>
      <mi>′</mi>
      <mo stretchy="true" form="postfix">)</mo>
    </mrow>
    <mo>,</mo>
    <mi>Q</mi>
    <mo stretchy="true" form="postfix">]</mo>
  </mrow>
</math>
</file>

<file path=Formula-24/content.xml><?xml version="1.0" encoding="utf-8"?>
<math xmlns="http://www.w3.org/1998/Math/MathML" display="inline">
  <mrow>
    <mo>∀</mo>
    <mi>x</mi>
    <mo>,</mo>
    <mo>∀</mo>
    <mi>y</mi>
    <mo>,</mo>
    <mo>∀</mo>
    <mi>t</mi>
    <mrow>
      <mo stretchy="true" form="prefix">[</mo>
      <mrow>
        <mo stretchy="true" form="prefix">(</mo>
        <mi>x</mi>
        <mo>,</mo>
        <mi>y</mi>
        <mo>,</mo>
        <mi>t</mi>
        <mo stretchy="true" form="postfix">)</mo>
      </mrow>
      <mo>,</mo>
      <mi>P</mi>
      <mo stretchy="true" form="postfix">]</mo>
    </mrow>
  </mrow>
</math>
</file>

<file path=Formula-26/content.xml><?xml version="1.0" encoding="utf-8"?>
<math xmlns="http://www.w3.org/1998/Math/MathML" display="inline">
  <mo>⟹</mo>
</math>
</file>

<file path=Formula-28/content.xml><?xml version="1.0" encoding="utf-8"?>
<math xmlns="http://www.w3.org/1998/Math/MathML">
  <semantics>
    <mrow>
      <mi>Δ</mi>
      <mrow>
        <mi>t</mi>
        <mo stretchy="false">=</mo>
        <mi>T</mi>
      </mrow>
      <mrow>
        <mi>′</mi>
        <mo stretchy="false">−</mo>
        <mi>T</mi>
      </mrow>
    </mrow>
    <annotation encoding="StarMath 5.0">{ Δ t = T ′ - T }</annotation>
  </semantics>
</math>
</file>

<file path=Formula-30/content.xml><?xml version="1.0" encoding="utf-8"?>
<math xmlns="http://www.w3.org/1998/Math/MathML">
  <semantics>
    <mrow>
      <mo fence="true" form="prefix" stretchy="true">[</mo>
      <mrow>
        <mrow>
          <mrow>
            <mo fence="true" form="prefix" stretchy="true">(</mo>
            <mrow>
              <mrow>
                <mi>a</mi>
                <mi>,</mi>
                <mi>b</mi>
                <mi>,</mi>
                <mi>T</mi>
              </mrow>
            </mrow>
            <mo fence="true" form="postfix" stretchy="true">)</mo>
          </mrow>
          <mi>,</mi>
          <mi>P</mi>
        </mrow>
      </mrow>
      <mo fence="true" form="postfix" stretchy="true">]</mo>
    </mrow>
    <annotation encoding="StarMath 5.0">left [ { left ( { a , b , T } right ) , P } right ]</annotation>
  </semantics>
</math>
</file>

<file path=Formula-32/content.xml><?xml version="1.0" encoding="utf-8"?>
<math xmlns="http://www.w3.org/1998/Math/MathML">
  <semantics>
    <mrow>
      <mo fence="true" form="prefix" stretchy="true">[</mo>
      <mrow>
        <mrow>
          <mrow>
            <mo fence="true" form="prefix" stretchy="true">(</mo>
            <mrow>
              <mrow>
                <mi>b</mi>
                <mi>,</mi>
                <mi>T</mi>
                <mi>′</mi>
              </mrow>
            </mrow>
            <mo fence="true" form="postfix" stretchy="true">)</mo>
          </mrow>
          <mi>,</mi>
          <mi>Q</mi>
        </mrow>
      </mrow>
      <mo fence="true" form="postfix" stretchy="true">]</mo>
    </mrow>
    <annotation encoding="StarMath 5.0">left [ { left ( { b , T ′ } right ) , Q } right ]</annotation>
  </semantics>
</math>
</file>

<file path=Formula-34/content.xml><?xml version="1.0" encoding="utf-8"?>
<math xmlns="http://www.w3.org/1998/Math/MathML">
  <semantics>
    <mrow>
      <mo fence="true" form="prefix" stretchy="true">[</mo>
      <mrow>
        <mrow>
          <mo fence="true" form="prefix" stretchy="true">(</mo>
          <mrow>
            <mrow>
              <mi>a</mi>
              <mi>,</mi>
              <mi>b</mi>
              <mi>,</mi>
              <mi>T</mi>
            </mrow>
          </mrow>
          <mo fence="true" form="postfix" stretchy="true">)</mo>
        </mrow>
      </mrow>
      <mo fence="true" form="postfix" stretchy="true">]</mo>
    </mrow>
    <annotation encoding="StarMath 5.0">left [ left ( { a , b , T } right ) right ]</annotation>
  </semantics>
</math>
</file>

<file path=Formula-36/content.xml><?xml version="1.0" encoding="utf-8"?>
<math xmlns="http://www.w3.org/1998/Math/MathML">
  <semantics>
    <mrow>
      <mo fence="true" form="prefix" stretchy="true">[</mo>
      <mrow>
        <mrow>
          <mrow>
            <mo fence="true" form="prefix" stretchy="true">(</mo>
            <mrow>
              <mrow>
                <mi>b</mi>
                <mi>,</mi>
                <mi>T</mi>
                <mi>′</mi>
              </mrow>
            </mrow>
            <mo fence="true" form="postfix" stretchy="true">)</mo>
          </mrow>
          <mi>,</mi>
          <mi>Q</mi>
        </mrow>
      </mrow>
      <mo fence="true" form="postfix" stretchy="true">]</mo>
    </mrow>
    <annotation encoding="StarMath 5.0">left [ { left ( { b , T ′ } right ) , Q } right ]</annotation>
  </semantics>
</math>
</file>

<file path=Formula-38/content.xml><?xml version="1.0" encoding="utf-8"?>
<math xmlns="http://www.w3.org/1998/Math/MathML">
  <semantics>
    <mrow>
      <mo stretchy="false">∀</mo>
      <mi>x</mi>
      <mi>,</mi>
      <mo stretchy="false">∀</mo>
      <mi>y</mi>
      <mi>,</mi>
      <mo stretchy="false">∀</mo>
      <mi>t</mi>
      <mrow>
        <mo fence="true" form="prefix" stretchy="true">[</mo>
        <mrow>
          <mrow>
            <mrow>
              <mo fence="true" form="prefix" stretchy="true">(</mo>
              <mrow>
                <mrow>
                  <mi>x</mi>
                  <mi>,</mi>
                  <mi>y</mi>
                  <mi>,</mi>
                  <mi>t</mi>
                </mrow>
              </mrow>
              <mo fence="true" form="postfix" stretchy="true">)</mo>
            </mrow>
            <mi>,</mi>
            <mi>P</mi>
          </mrow>
        </mrow>
        <mo fence="true" form="postfix" stretchy="true">]</mo>
      </mrow>
    </mrow>
    <annotation encoding="StarMath 5.0">{ forall x , forall y , forall t left [ { left ( { x , y , t } right ) , P } right ] }</annotation>
  </semantics>
</math>
</file>

<file path=Formula-4/content.xml><?xml version="1.0" encoding="utf-8"?>
<math xmlns="http://www.w3.org/1998/Math/MathML" display="inline">
  <mi>F</mi>
</math>
</file>

<file path=Formula-40/content.xml><?xml version="1.0" encoding="utf-8"?>
<math xmlns="http://www.w3.org/1998/Math/MathML">
  <semantics>
    <mi>⟹</mi>
    <annotation encoding="StarMath 5.0">⟹</annotation>
  </semantics>
</math>
</file>

<file path=Formula-42/content.xml><?xml version="1.0" encoding="utf-8"?>
<math xmlns="http://www.w3.org/1998/Math/MathML">
  <semantics>
    <mrow>
      <mo fence="true" form="prefix" stretchy="true">[</mo>
      <mrow>
        <mrow>
          <mrow>
            <mo fence="true" form="prefix" stretchy="true">(</mo>
            <mrow>
              <mrow>
                <mi>y</mi>
                <mi>,</mi>
                <mrow>
                  <mi>t</mi>
                  <mo stretchy="false">+</mo>
                  <mi>Δ</mi>
                </mrow>
                <mi>t</mi>
              </mrow>
            </mrow>
            <mo fence="true" form="postfix" stretchy="true">)</mo>
          </mrow>
          <mi>,</mi>
          <mi>Q</mi>
        </mrow>
      </mrow>
      <mo fence="true" form="postfix" stretchy="true">]</mo>
    </mrow>
    <annotation encoding="StarMath 5.0">{ left [ { left ( { y , t + Δ t } right ) , Q } right ]}</annotation>
  </semantics>
</math>
</file>

<file path=Formula-44/content.xml><?xml version="1.0" encoding="utf-8"?>
<math xmlns="http://www.w3.org/1998/Math/MathML">
  <semantics>
    <mrow>
      <mi>Δ</mi>
      <mrow>
        <mi>t</mi>
        <mo stretchy="false">=</mo>
        <mi>T</mi>
      </mrow>
      <mrow>
        <mi>′</mi>
        <mo stretchy="false">−</mo>
        <mi>T</mi>
      </mrow>
    </mrow>
    <annotation encoding="StarMath 5.0">{ Δ t = T ′ - T }</annotation>
  </semantics>
</math>
</file>

<file path=Formula-46/content.xml><?xml version="1.0" encoding="utf-8"?>
<math xmlns="http://www.w3.org/1998/Math/MathML">
  <semantics>
    <mi>a</mi>
    <annotation encoding="StarMath 5.0">a</annotation>
  </semantics>
</math>
</file>

<file path=Formula-48/content.xml><?xml version="1.0" encoding="utf-8"?>
<math xmlns="http://www.w3.org/1998/Math/MathML">
  <semantics>
    <mi>b</mi>
    <annotation encoding="StarMath 5.0">b</annotation>
  </semantics>
</math>
</file>

<file path=Formula-50/content.xml><?xml version="1.0" encoding="utf-8"?>
<math xmlns="http://www.w3.org/1998/Math/MathML">
  <semantics>
    <mi>T</mi>
    <annotation encoding="StarMath 5.0">T</annotation>
  </semantics>
</math>
</file>

<file path=Formula-52/content.xml><?xml version="1.0" encoding="utf-8"?>
<math xmlns="http://www.w3.org/1998/Math/MathML">
  <semantics>
    <mi>b</mi>
    <annotation encoding="StarMath 5.0">b</annotation>
  </semantics>
</math>
</file>

<file path=Formula-54/content.xml><?xml version="1.0" encoding="utf-8"?>
<math xmlns="http://www.w3.org/1998/Math/MathML">
  <semantics>
    <mi>Q</mi>
    <annotation encoding="StarMath 5.0">Q</annotation>
  </semantics>
</math>
</file>

<file path=Formula-56/content.xml><?xml version="1.0" encoding="utf-8"?>
<math xmlns="http://www.w3.org/1998/Math/MathML">
  <semantics>
    <mrow>
      <mi>T</mi>
      <mi>′</mi>
    </mrow>
    <annotation encoding="StarMath 5.0">{ T ′ }</annotation>
  </semantics>
</math>
</file>

<file path=Formula-58/content.xml><?xml version="1.0" encoding="utf-8"?>
<math xmlns="http://www.w3.org/1998/Math/MathML">
  <semantics>
    <mi>T</mi>
    <annotation encoding="StarMath 5.0">T</annotation>
  </semantics>
</math>
</file>

<file path=Formula-6/content.xml><?xml version="1.0" encoding="utf-8"?>
<math xmlns="http://www.w3.org/1998/Math/MathML" display="inline">
  <mi>G</mi>
</math>
</file>

<file path=Formula-60/content.xml><?xml version="1.0" encoding="utf-8"?>
<math xmlns="http://www.w3.org/1998/Math/MathML">
  <semantics>
    <mrow>
      <mi>T</mi>
      <mi>′</mi>
    </mrow>
    <annotation encoding="StarMath 5.0">{ T ′ }</annotation>
  </semantics>
</math>
</file>

<file path=Formula-62/content.xml><?xml version="1.0" encoding="utf-8"?>
<math xmlns="http://www.w3.org/1998/Math/MathML">
  <semantics>
    <mrow>
      <mrow>
        <mn>2</mn>
        <mo stretchy="false">+</mo>
        <mn>2</mn>
      </mrow>
      <mo stretchy="false">=</mo>
      <mn>4</mn>
    </mrow>
    <annotation encoding="StarMath 5.0">{ 2 + 2 = 4 }</annotation>
  </semantics>
</math>
</file>

<file path=Formula-64/content.xml><?xml version="1.0" encoding="utf-8"?>
<math xmlns="http://www.w3.org/1998/Math/MathML">
  <semantics>
    <mi>A</mi>
    <annotation encoding="StarMath 5.0">A</annotation>
  </semantics>
</math>
</file>

<file path=Formula-66/content.xml><?xml version="1.0" encoding="utf-8"?>
<math xmlns="http://www.w3.org/1998/Math/MathML">
  <semantics>
    <mi>B</mi>
    <annotation encoding="StarMath 5.0">B</annotation>
  </semantics>
</math>
</file>

<file path=Formula-8/content.xml><?xml version="1.0" encoding="utf-8"?>
<math xmlns="http://www.w3.org/1998/Math/MathML" display="inline">
  <mi>t</mi>
</math>
</file>

<file path=Object 1/content.xml><?xml version="1.0" encoding="utf-8"?>
<math xmlns="http://www.w3.org/1998/Math/MathML">
  <semantics>
    <mrow>
      <mo fence="true" form="prefix" stretchy="true">[</mo>
      <mrow>
        <mrow>
          <mrow>
            <mo fence="true" form="prefix" stretchy="true">(</mo>
            <mrow>
              <mrow>
                <mi>y</mi>
                <mi>,</mi>
                <mrow>
                  <mi>t</mi>
                  <mo stretchy="false">+</mo>
                  <mi>Δ</mi>
                </mrow>
                <mi>t</mi>
              </mrow>
            </mrow>
            <mo fence="true" form="postfix" stretchy="true">)</mo>
          </mrow>
          <mi>,</mi>
          <mi>Q</mi>
        </mrow>
      </mrow>
      <mo fence="true" form="postfix" stretchy="true">]</mo>
    </mrow>
    <annotation encoding="StarMath 5.0">{ left [ { left ( { y , t + Δ t } right ) , Q } right ]}</annotation>
  </semantics>
</math>
</file>